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1d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53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3c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f86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123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4aa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534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e7d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82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4d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710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fe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7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05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8b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236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c1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a6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1e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5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eb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5e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85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e7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a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d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1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54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afa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91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dfe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8a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94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41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a2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c7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c2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a8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5fd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ae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b5d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e5f8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e8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34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4b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69b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e63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d56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59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48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70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c26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9f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f954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fa7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fac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fc9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20265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2073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2097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20a8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20d0c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304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3ed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78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a70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7b0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af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04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808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68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e39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0fe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682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778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33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f6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c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d22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24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38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1e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42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a7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7e4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74b1d" officeooo:paragraph-rsid="50f941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a7b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d3f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b32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1da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749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91063b8" style:font-name-asian="標楷體1"/>
    </style:style>
    <style:style style:name="T2" style:family="text">
      <style:text-properties style:text-position="super 58%" style:font-name="標楷體1" officeooo:rsid="4960e654" style:font-name-asian="標楷體1"/>
    </style:style>
    <style:style style:name="T3" style:family="text">
      <style:text-properties style:text-position="super 58%" style:font-name="標楷體1" officeooo:rsid="5078b26a" style:font-name-asian="標楷體1"/>
    </style:style>
    <style:style style:name="T4" style:family="text">
      <style:text-properties style:text-position="super 58%" style:font-name="標楷體1" officeooo:rsid="50ddc733" style:font-name-asian="標楷體1"/>
    </style:style>
    <style:style style:name="T5" style:family="text">
      <style:text-properties style:text-position="super 58%" style:font-name="標楷體1" officeooo:rsid="517b5dcd" style:font-name-asian="標楷體1"/>
    </style:style>
    <style:style style:name="T6" style:family="text">
      <style:text-properties style:text-position="super 58%" style:font-name="標楷體1" officeooo:rsid="51787ddb" style:font-name-asian="標楷體1"/>
    </style:style>
    <style:style style:name="T7" style:family="text">
      <style:text-properties style:text-position="super 58%" style:font-name="標楷體1" officeooo:rsid="51d785d9" style:font-name-asian="標楷體1"/>
    </style:style>
    <style:style style:name="T8" style:family="text">
      <style:text-properties style:text-position="super 58%" style:font-name="標楷體1" officeooo:rsid="517a5ab2" style:font-name-asian="標楷體1"/>
    </style:style>
    <style:style style:name="T9" style:family="text">
      <style:text-properties style:text-position="super 58%" style:font-name="標楷體1" officeooo:rsid="4960e654"/>
    </style:style>
    <style:style style:name="T10" style:family="text">
      <style:text-properties style:text-position="super 58%" style:font-name="標楷體1" officeooo:rsid="496da3e5"/>
    </style:style>
    <style:style style:name="T11" style:family="text">
      <style:text-properties style:text-position="super 58%" style:font-name="標楷體1" officeooo:rsid="506fec43"/>
    </style:style>
    <style:style style:name="T12" style:family="text">
      <style:text-properties style:text-position="super 58%" style:font-name="標楷體1" officeooo:rsid="510778ee"/>
    </style:style>
    <style:style style:name="T13" style:family="text">
      <style:text-properties style:font-name="標楷體1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491063b8" style:font-name-asian="標楷體1"/>
    </style:style>
    <style:style style:name="T16" style:family="text">
      <style:text-properties style:font-name="標楷體1" officeooo:rsid="494fdd29" style:font-name-asian="標楷體1"/>
    </style:style>
    <style:style style:name="T17" style:family="text">
      <style:text-properties style:font-name="標楷體1" officeooo:rsid="4951d530" style:font-name-asian="標楷體1"/>
    </style:style>
    <style:style style:name="T18" style:family="text">
      <style:text-properties style:font-name="標楷體1" officeooo:rsid="49522b22" style:font-name-asian="標楷體1"/>
    </style:style>
    <style:style style:name="T19" style:family="text">
      <style:text-properties style:font-name="標楷體1" officeooo:rsid="49530bac" style:font-name-asian="標楷體1"/>
    </style:style>
    <style:style style:name="T20" style:family="text">
      <style:text-properties style:font-name="標楷體1" officeooo:rsid="497cbcf2" style:font-name-asian="標楷體1"/>
    </style:style>
    <style:style style:name="T21" style:family="text">
      <style:text-properties style:font-name="標楷體1" officeooo:rsid="497f31b4" style:font-name-asian="標楷體1"/>
    </style:style>
    <style:style style:name="T22" style:family="text">
      <style:text-properties style:font-name="標楷體1" officeooo:rsid="4e936760" style:font-name-asian="標楷體1"/>
    </style:style>
    <style:style style:name="T23" style:family="text">
      <style:text-properties style:font-name="標楷體1" officeooo:rsid="5078b26a" style:font-name-asian="標楷體1"/>
    </style:style>
    <style:style style:name="T24" style:family="text">
      <style:text-properties style:font-name="標楷體1" officeooo:rsid="50ddc733" style:font-name-asian="標楷體1"/>
    </style:style>
    <style:style style:name="T25" style:family="text">
      <style:text-properties style:font-name="標楷體1" officeooo:rsid="510e1db8" style:font-name-asian="標楷體1"/>
    </style:style>
    <style:style style:name="T26" style:family="text">
      <style:text-properties style:font-name="標楷體1" officeooo:rsid="512f66f9" style:font-name-asian="標楷體1"/>
    </style:style>
    <style:style style:name="T27" style:family="text">
      <style:text-properties style:font-name="標楷體1" officeooo:rsid="50fcefaf" style:font-name-asian="標楷體1"/>
    </style:style>
    <style:style style:name="T28" style:family="text">
      <style:text-properties style:font-name="標楷體1" officeooo:rsid="51838ccc" style:font-name-asian="標楷體1"/>
    </style:style>
    <style:style style:name="T29" style:family="text">
      <style:text-properties style:font-name="標楷體1" officeooo:rsid="51d7f760" style:font-name-asian="標楷體1"/>
    </style:style>
    <style:style style:name="T30" style:family="text">
      <style:text-properties style:font-name="標楷體1" officeooo:rsid="494fdd29"/>
    </style:style>
    <style:style style:name="T31" style:family="text">
      <style:text-properties style:font-name="標楷體1" officeooo:rsid="49522b22"/>
    </style:style>
    <style:style style:name="T32" style:family="text">
      <style:text-properties style:font-name="標楷體1" style:text-underline-style="solid" style:text-underline-width="auto" style:text-underline-color="font-color"/>
    </style:style>
    <style:style style:name="T33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34" style:family="text">
      <style:text-properties style:font-name="標楷體1" style:text-underline-style="solid" style:text-underline-width="auto" style:text-underline-color="font-color" officeooo:rsid="4dde1ab1"/>
    </style:style>
    <style:style style:name="T35" style:family="text">
      <style:text-properties style:font-name="標楷體1" officeooo:rsid="496f7bbc"/>
    </style:style>
    <style:style style:name="T36" style:family="text">
      <style:text-properties style:font-name="標楷體1" officeooo:rsid="1c7bba95"/>
    </style:style>
    <style:style style:name="T37" style:family="text">
      <style:text-properties style:font-name="標楷體1" officeooo:rsid="1c52c4e0"/>
    </style:style>
    <style:style style:name="T38" style:family="text">
      <style:text-properties style:font-name="標楷體1" officeooo:rsid="376c64b1"/>
    </style:style>
    <style:style style:name="T39" style:family="text">
      <style:text-properties style:font-name="標楷體1" officeooo:rsid="50ddc733"/>
    </style:style>
    <style:style style:name="T40" style:family="text">
      <style:text-properties style:font-name="標楷體1" officeooo:rsid="512f66f9"/>
    </style:style>
    <style:style style:name="T41" style:family="text">
      <style:text-properties style:font-name="Arial1" officeooo:rsid="4e8057a1" style:font-name-asian="Arial1"/>
    </style:style>
    <style:style style:name="T42" style:family="text">
      <style:text-properties style:font-name="Arial1" officeooo:rsid="50ddc733" style:font-name-asian="Arial1"/>
    </style:style>
    <style:style style:name="T43" style:family="text">
      <style:text-properties officeooo:rsid="49032c72" style:font-name-asian="Arial1"/>
    </style:style>
    <style:style style:name="T44" style:family="text">
      <style:text-properties officeooo:rsid="49c201a7" style:font-name-asian="Arial1"/>
    </style:style>
    <style:style style:name="T45" style:family="text">
      <style:text-properties officeooo:rsid="4e8057a1" style:font-name-asian="Arial1"/>
    </style:style>
    <style:style style:name="T46" style:family="text">
      <style:text-properties officeooo:rsid="4eea40e9" style:font-name-asian="Arial1"/>
    </style:style>
    <style:style style:name="T47" style:family="text">
      <style:text-properties officeooo:rsid="506fec43" style:font-name-asian="Arial1"/>
    </style:style>
    <style:style style:name="T48" style:family="text">
      <style:text-properties officeooo:rsid="50a589e9" style:font-name-asian="Arial1"/>
    </style:style>
    <style:style style:name="T49" style:family="text">
      <style:text-properties officeooo:rsid="50ddc733" style:font-name-asian="Arial1"/>
    </style:style>
    <style:style style:name="T50" style:family="text">
      <style:text-properties fo:color="#333333"/>
    </style:style>
    <style:style style:name="T51" style:family="text">
      <style:text-properties fo:color="#333333" style:font-name="標楷體1" officeooo:rsid="4eea40e9" style:font-name-asian="標楷體1"/>
    </style:style>
    <style:style style:name="T52" style:family="text">
      <style:text-properties fo:color="#333333" style:font-name="標楷體1" officeooo:rsid="50ddc733" style:font-name-asian="標楷體1"/>
    </style:style>
    <style:style style:name="T53" style:family="text">
      <style:text-properties fo:color="#333333" officeooo:rsid="4eea40e9"/>
    </style:style>
    <style:style style:name="T54" style:family="text">
      <style:text-properties fo:color="#333333" officeooo:rsid="362b5268"/>
    </style:style>
    <style:style style:name="T55" style:family="text">
      <style:text-properties fo:color="#333333" officeooo:rsid="50ddc733"/>
    </style:style>
    <style:style style:name="T56" style:family="text">
      <style:text-properties fo:color="#333333" style:text-position="sub 58%" style:font-name="標楷體1" officeooo:rsid="5104d254"/>
    </style:style>
    <style:style style:name="T57" style:family="text">
      <style:text-properties fo:color="#333333" style:text-position="sub 58%" style:font-name="標楷體1" officeooo:rsid="51787ddb" style:font-name-asian="標楷體1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4385b2e9"/>
    </style:style>
    <style:style style:name="T60" style:family="text">
      <style:text-properties style:text-underline-style="solid" style:text-underline-width="auto" style:text-underline-color="font-color" officeooo:rsid="492c35a2"/>
    </style:style>
    <style:style style:name="T61" style:family="text">
      <style:text-properties officeooo:rsid="362b5268"/>
    </style:style>
    <style:style style:name="T62" style:family="text">
      <style:text-properties officeooo:rsid="48fdd2e9"/>
    </style:style>
    <style:style style:name="T63" style:family="text">
      <style:text-properties officeooo:rsid="49032c72"/>
    </style:style>
    <style:style style:name="T64" style:family="text">
      <style:text-properties officeooo:rsid="492c35a2"/>
    </style:style>
    <style:style style:name="T65" style:family="text">
      <style:text-properties officeooo:rsid="376c64b1"/>
    </style:style>
    <style:style style:name="T66" style:family="text">
      <style:text-properties officeooo:rsid="494fdd29"/>
    </style:style>
    <style:style style:name="T67" style:family="text">
      <style:text-properties officeooo:rsid="2b6f314a"/>
    </style:style>
    <style:style style:name="T68" style:family="text">
      <style:text-properties officeooo:rsid="49c201a7"/>
    </style:style>
    <style:style style:name="T69" style:family="text">
      <style:text-properties officeooo:rsid="496f7bbc"/>
    </style:style>
    <style:style style:name="T70" style:family="text">
      <style:text-properties style:text-position="sub 58%" style:font-name="標楷體1" officeooo:rsid="50ddc733" style:font-name-asian="標楷體1"/>
    </style:style>
    <style:style style:name="T71" style:family="text">
      <style:text-properties style:text-position="sub 58%" style:font-name="標楷體1" officeooo:rsid="51787ddb" style:font-name-asian="標楷體1"/>
    </style:style>
    <style:style style:name="T72" style:family="text">
      <style:text-properties style:text-position="sub 58%" style:font-name="標楷體1" officeooo:rsid="517a5ab2" style:font-name-asian="標楷體1"/>
    </style:style>
    <style:style style:name="T73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74" style:family="text">
      <style:text-properties style:text-position="sub 58%" style:font-name="標楷體1" officeooo:rsid="5104d254"/>
    </style:style>
    <style:style style:name="T75" style:family="text">
      <style:text-properties style:text-position="sub 58%" style:font-name="標楷體1" officeooo:rsid="510778ee"/>
    </style:style>
    <style:style style:name="T76" style:family="text">
      <style:text-properties officeooo:rsid="4b4ad8aa"/>
    </style:style>
    <style:style style:name="T77" style:family="text">
      <style:text-properties officeooo:rsid="4e42f534"/>
    </style:style>
    <style:style style:name="T78" style:family="text">
      <style:text-properties officeooo:rsid="4e44c953"/>
    </style:style>
    <style:style style:name="T79" style:family="text">
      <style:text-properties officeooo:rsid="4e7a888a"/>
    </style:style>
    <style:style style:name="T80" style:family="text">
      <style:text-properties officeooo:rsid="4e8057a1"/>
    </style:style>
    <style:style style:name="T81" style:family="text">
      <style:text-properties officeooo:rsid="4e936760"/>
    </style:style>
    <style:style style:name="T82" style:family="text">
      <style:text-properties officeooo:rsid="4eea40e9"/>
    </style:style>
    <style:style style:name="T83" style:family="text">
      <style:text-properties fo:color="#010101" style:font-name="標楷體1"/>
    </style:style>
    <style:style style:name="T84" style:family="text">
      <style:text-properties fo:color="#010101" style:font-name="標楷體1" officeooo:rsid="50434568"/>
    </style:style>
    <style:style style:name="T85" style:family="text">
      <style:text-properties fo:color="#010101" style:font-name="標楷體1" fo:font-size="14pt" style:font-name-asian="標楷體1" style:font-size-asian="14pt" style:font-size-complex="14pt"/>
    </style:style>
    <style:style style:name="T86" style:family="text">
      <style:text-properties fo:color="#010101" style:font-name="標楷體1" fo:font-size="13pt" style:font-name-asian="標楷體1" style:font-size-asian="13pt" style:font-size-complex="13pt"/>
    </style:style>
    <style:style style:name="T87" style:family="text">
      <style:text-properties fo:color="#010101" style:font-name="標楷體1" officeooo:rsid="51838ccc" style:font-name-asian="標楷體1"/>
    </style:style>
    <style:style style:name="T88" style:family="text">
      <style:text-properties officeooo:rsid="506fec43"/>
    </style:style>
    <style:style style:name="T89" style:family="text">
      <style:text-properties style:font-name="標楷體" officeooo:rsid="5075524e"/>
    </style:style>
    <style:style style:name="T90" style:family="text">
      <style:text-properties officeooo:rsid="50a589e9"/>
    </style:style>
    <style:style style:name="T91" style:family="text">
      <style:text-properties officeooo:rsid="50ddc733"/>
    </style:style>
    <style:style style:name="T92" style:family="text">
      <style:text-properties officeooo:rsid="50fcefaf"/>
    </style:style>
    <style:style style:name="T93" style:family="text">
      <style:text-properties officeooo:rsid="51838ccc"/>
    </style:style>
    <style:style style:name="T94" style:family="text">
      <style:text-properties officeooo:rsid="5205a2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97671346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62"> </text:span><text:span text:style-name="T43">↔</text:span><text:span text:style-name="T63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2">宏觀世界、古典世界、微觀世界 是 同一個世界。</text:p>
              <text:list>
                <text:list-item>
                  <text:p text:style-name="P3">宏觀世界、古典世界、微觀世界 是 差別只在（觀測者、被觀測者 之間的）尺度（差）。</text:p>
                </text:list-item>
                <text:list-item>
                  <text:p text:style-name="P4">明顯例子，假定，體型，某一特定個體、鳥類 相近。</text:p>
                  <text:list>
                    <text:list-item>
                      <text:p text:style-name="P4">假定，該個體 認定，自己 是 古典個體、古典世界的個體、古典尺度的個體。</text:p>
                    </text:list-item>
                    <text:list-item>
                      <text:p text:style-name="P5">該個體 有機率認定，星系 是 宏觀世界的個體。</text:p>
                    </text:list-item>
                    <text:list-item>
                      <text:p text:style-name="P6">該個體 有機率認定，汽車 是 古典世界的個體。</text:p>
                    </text:list-item>
                    <text:list-item>
                      <text:p text:style-name="P6">該個體 有機率認定，電子 是 微觀世界的個體。</text:p>
                    </text:list-item>
                    <text:list-item>
                      <text:p text:style-name="P7">該個體、星系、汽車、電子 是 同一個世界的 個體。</text:p>
                    </text:list-item>
                    <text:list-item>
                      <text:p text:style-name="P7">差別只在（該個體、星系、汽車、電子 之間的）尺度（差）。</text:p>
                      <text:list>
                        <text:list-item>
                          <text:p text:style-name="P8">以 該個體 為 座標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9">對於（生存、生活 在 宏觀世界的）宏觀（尺度）個體 來說。</text:p>
                  <text:list>
                    <text:list-item>
                      <text:p text:style-name="P10">古典尺度的世界 是 微觀世界。</text:p>
                    </text:list-item>
                    <text:list-item>
                      <text:p text:style-name="P10">微觀尺度的世界 是 <text:span text:style-name="T15">(</text:span><text:span text:style-name="T14">微觀世界</text:span><text:span text:style-name="T15">)</text:span><text:span text:style-name="T1">2</text:span>。</text:p>
                    </text:list-item>
                  </text:list>
                </text:list-item>
                <text:list-item>
                  <text:p text:style-name="P9">對於（生存、生活 在 古典世界的）古典（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11">微觀尺度的世界 是 微觀世界。</text:p>
                    </text:list-item>
                  </text:list>
                </text:list-item>
                <text:list-item>
                  <text:p text:style-name="P9">對於（生存、生活 在 微觀世界的）微觀（尺度）個體 來說。</text:p>
                  <text:list>
                    <text:list-item>
                      <text:p text:style-name="P11">宏觀尺度的世界 是 <text:span text:style-name="T15">(</text:span>宏觀<text:span text:style-name="T14">世界</text:span><text:span text:style-name="T15">)</text:span><text:span text:style-name="T1">2</text:span>。</text:p>
                    </text:list-item>
                    <text:list-item>
                      <text:p text:style-name="P11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9">明顯例子，對於 古典個體 來說。</text:p>
              <text:list>
                <text:list-item>
                  <text:p text:style-name="P12">對於 古典個體 來說。</text:p>
                  <text:list>
                    <text:list-item>
                      <text:p text:style-name="P9">某一特定個體的 存在 越太大，該個體 越是 宏觀個體。</text:p>
                      <text:list>
                        <text:list-item>
                          <text:p text:style-name="P13">明顯例子，星系、（距離越太接近的）個體。</text:p>
                        </text:list-item>
                      </text:list>
                    </text:list-item>
                    <text:list-item>
                      <text:p text:style-name="P14">某一特定個體的 存在 越適當，該個體 越是 古典個體。</text:p>
                      <text:list>
                        <text:list-item>
                          <text:p text:style-name="P13">明顯例子，汽車、（距離越太適當的）個體。</text:p>
                        </text:list-item>
                      </text:list>
                    </text:list-item>
                    <text:list-item>
                      <text:p text:style-name="P14">某一特定個體的 存在 越太小，該個體 越是 微觀個體。</text:p>
                      <text:list>
                        <text:list-item>
                          <text:p text:style-name="P14">明顯例子，電子、（距離越太遙遠的）個體。</text:p>
                          <text:list>
                            <text:list-item>
                              <text:p text:style-name="P14">距離 是 古典個體、該個體 之間的 距離。</text:p>
                            </text:list-item>
                          </text:list>
                        </text:list-item>
                        <text:list-item>
                          <text:p text:style-name="P14">存在的 大小 相依於 觀測者的 感測靈敏度、感測解析度、感測的上下限範圍。</text:p>
                          <text:list>
                            <text:list-item>
                              <text:p text:style-name="P14">抽象例子，對於 綠光 來說。</text:p>
                              <text:list>
                                <text:list-item>
                                  <text:p text:style-name="P15">紅外光 <text:span text:style-name="T47">↔</text:span><text:span text:style-name="T88">（宏觀個體）</text:span><text:span text:style-name="T11">n</text:span>。</text:p>
                                </text:list-item>
                                <text:list-item>
                                  <text:p text:style-name="P14">紅光 <text:span text:style-name="T47">↔</text:span><text:span text:style-name="T88"> 宏觀個體</text:span>。</text:p>
                                </text:list-item>
                                <text:list-item>
                                  <text:p text:style-name="P16">綠光 <text:span text:style-name="T47">↔</text:span><text:span text:style-name="T88"> 古典個體</text:span>。</text:p>
                                </text:list-item>
                                <text:list-item>
                                  <text:p text:style-name="P15">紫光 <text:span text:style-name="T47">↔</text:span><text:span text:style-name="T88"> 微觀個體</text:span>。</text:p>
                                </text:list-item>
                                <text:list-item>
                                  <text:p text:style-name="P15">紫外光 <text:span text:style-name="T47">↔</text:span><text:span text:style-name="T88">（微觀個體）</text:span><text:span text:style-name="T11">n</text:span>。</text:p>
                                </text:list-item>
                                <text:list-item>
                                  <text:p text:style-name="P17">距離越太近的 光 <text:span text:style-name="T47">↔</text:span><text:span text:style-name="T88"> 越是宏觀尺度的 個體</text:span>。</text:p>
                                  <text:list>
                                    <text:list-item>
                                      <text:p text:style-name="P17">越太近 不代表 看得到、感測得到、宏觀尺度。</text:p>
                                      <text:list>
                                        <text:list-item>
                                          <text:p text:style-name="P18">明顯例子，有機率（仍然）看不到，距離移動到無限趨近於零的 電子。</text:p>
                                        </text:list-item>
                                        <text:list-item>
                                          <text:p text:style-name="P17">明顯例子，有機率（仍然）看不到<text:span text:style-name="T13">(</text:span>從<text:span text:style-name="T89">γ光紅移到紫外光的)(紫外)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越太近 有機率是<text:span text:style-name="T14">（從 (微觀尺度)</text:span><text:span text:style-name="T3">2</text:span><text:span text:style-name="T23"> </text:span><text:span text:style-name="T14">→ 微觀尺度）、(仍然)</text:span>不是宏觀尺度。</text:p>
                                    </text:list-item>
                                  </text:list>
                                </text:list-item>
                                <text:list-item>
                                  <text:p text:style-name="P20">距離越適當的 光 <text:span text:style-name="T47">↔</text:span><text:span text:style-name="T88"> 越是古典尺度的 個體</text:span>。</text:p>
                                </text:list-item>
                                <text:list-item>
                                  <text:p text:style-name="P20">距離越太遠的 光 <text:span text:style-name="T47">↔</text:span><text:span text:style-name="T88"> 越是微觀尺度的 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對於 古典個體 來說。</text:p>
                  <text:list>
                    <text:list-item>
                      <text:p text:style-name="P12">某一特定個體的 變化 越太大，該個體 越難以 瞭解、預測、控制。</text:p>
                      <text:list>
                        <text:list-item>
                          <text:p text:style-name="P12">明顯例子，<text:span text:style-name="T13">N</text:span>體運動、電子運動。<text:span text:style-name="T83">{N </text:span><text:span text:style-name="T84">&gt; 2</text:span><text:span text:style-name="T83">}</text:span></text:p>
                        </text:list-item>
                      </text:list>
                    </text:list-item>
                    <text:list-item>
                      <text:p text:style-name="P12">某一特定個體的 變化 越適當，該個體 越能夠 瞭解、預測、控制。</text:p>
                      <text:list>
                        <text:list-item>
                          <text:p text:style-name="P12">明顯例子，公轉運動、汽車運動。</text:p>
                        </text:list-item>
                      </text:list>
                    </text:list-item>
                    <text:list-item>
                      <text:p text:style-name="P14">某一特定個體的 變化 越太小，該個體 越容易 瞭解、預測、控制。</text:p>
                      <text:list>
                        <text:list-item>
                          <text:p text:style-name="P14">明顯例子，慣性運動、瀝青運動。</text:p>
                        </text:list-item>
                      </text:list>
                    </text:list-item>
                  </text:list>
                </text:list-item>
                <text:list-item>
                  <text:p text:style-name="P14">假定，某一特定個體的 存在、變化 不變。</text:p>
                  <text:list>
                    <text:list-item>
                      <text:p text:style-name="P14">對於 古典個體 來說，古典個體、該個體 距離 越太近，該個體的 尺度 越宏觀。</text:p>
                      <text:list>
                        <text:list-item>
                          <text:p text:style-name="P21">該個體的 存在、變化 越太大。</text:p>
                        </text:list-item>
                      </text:list>
                    </text:list-item>
                    <text:list-item>
                      <text:p text:style-name="P22">對於 古典個體 來說，古典個體、該個體 距離 越適中，該個體的 尺度 越古典。</text:p>
                      <text:list>
                        <text:list-item>
                          <text:p text:style-name="P21">該個體的 存在、變化 越適中。</text:p>
                        </text:list-item>
                      </text:list>
                    </text:list-item>
                    <text:list-item>
                      <text:p text:style-name="P22">對於 古典個體 來說，古典個體、該個體 距離 越太遠，該個體的 尺度 越微觀。</text:p>
                      <text:list>
                        <text:list-item>
                          <text:p text:style-name="P22">該個體的 存在、變化 越太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宏觀世界、古典世界、微觀世界 的 個體 有（自己 認定的）物理定律、化學反應、萬物法則。</text:p>
              <text:list>
                <text:list-item>
                  <text:p text:style-name="P24">宏觀世界、古典世界、微觀世界 的 個體 有（自己 認定的）學門、存在、變化、個體。</text:p>
                </text:list-item>
                <text:list-item>
                  <text:p text:style-name="P25">宏觀世界、古典世界、微觀世界 的 個體 有（自己認定的）內在物質、內部機制、外在環境。</text:p>
                </text:list-item>
                <text:list-item>
                  <text:p text:style-name="P26">明顯例子，宏觀個體 認定的 量子力學<text:span text:style-name="T62"> </text:span><text:span text:style-name="T43">↔</text:span><text:span text:style-name="T63"> 古典個體 認定的 物理定律、化學反應</text:span>。</text:p>
                  <text:list>
                    <text:list-item>
                      <text:p text:style-name="P27">宏觀個體 是（生存、生活 在）宏觀世界的（宏觀尺度）個體。</text:p>
                    </text:list-item>
                  </text:list>
                </text:list-item>
                <text:list-item>
                  <text:p text:style-name="P28">明顯例子，古典個體 認定的 量子力學<text:span text:style-name="T62"> </text:span><text:span text:style-name="T43">↔</text:span><text:span text:style-name="T63"> 微觀個體 認定的 物理定律、化學反應</text:span>。</text:p>
                </text:list-item>
                <text:list-item>
                  <text:p text:style-name="P29">明顯例子，<text:span text:style-name="T63">微觀個體 認定的 多個宇宙 </text:span><text:span text:style-name="T43">↔</text:span><text:span text:style-name="T63"> </text:span>古典個體 認定的 氫原子。</text:p>
                  <text:list>
                    <text:list-item>
                      <text:p text:style-name="P28"><text:span text:style-name="T63">氫原子 </text:span><text:span text:style-name="T43">↔</text:span><text:span text:style-name="T63">（古典尺度的）多個粒子</text:span>。</text:p>
                      <text:list>
                        <text:list-item>
                          <text:p text:style-name="P234">（相關描述在 <text:span text:style-name="T58">世界學</text:span> 文件群的 <text:span text:style-name="T58">波、粒子</text:span> <text:span text:style-name="T64">的 </text:span><text:span text:style-name="T58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0">明顯例子，<text:span text:style-name="T63">微觀個體 認定的 多個宇宙組成的大宇宙 </text:span><text:span text:style-name="T43">↔</text:span><text:span text:style-name="T63"> </text:span>古典個體 認定的 力。</text:p>
                  <text:list>
                    <text:list-item>
                      <text:p text:style-name="P29"><text:span text:style-name="T63">力 </text:span><text:span text:style-name="T43">↔</text:span><text:span text:style-name="T63">（古典尺度的）波</text:span>。</text:p>
                    </text:list-item>
                    <text:list-item>
                      <text:p text:style-name="P31"><text:span text:style-name="T63">（微觀尺度）大宇宙 分裂成 多個宇宙 </text:span><text:span text:style-name="T43">↔</text:span><text:span text:style-name="T63">（古典尺度）</text:span>核分裂。</text:p>
                    </text:list-item>
                    <text:list-item>
                      <text:p text:style-name="P31"><text:span text:style-name="T63">（微觀尺度）多個宇宙 融合成 大宇宙 </text:span><text:span text:style-name="T43">↔</text:span><text:span text:style-name="T63">（古典尺度）</text:span>核融合。</text:p>
                      <text:list>
                        <text:list-item>
                          <text:p text:style-name="P32">對於 生存、生活 在 某一特定宇宙的 個體 來說，該融合 是 宇宙級別的 融合。</text:p>
                        </text:list-item>
                        <text:list-item>
                          <text:p text:style-name="P33"><text:span text:style-name="T63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<text:span text:style-name="T63">微觀個體 認定的 宇宙 </text:span><text:span text:style-name="T43">↔</text:span><text:span text:style-name="T63"> </text:span>古典個體 認定的 光、電子。</text:p>
                  <text:list>
                    <text:list-item>
                      <text:p text:style-name="P181"><text:span text:style-name="T63">微觀個體 認定的 宇宙之外的 世界、其他個體 </text:span><text:span text:style-name="T43">↔</text:span><text:span text:style-name="T63"> 古典個體 認定的 光之外的 其他個體</text:span>。</text:p>
                    </text:list-item>
                    <text:list-item>
                      <text:p text:style-name="P35">光、電子<text:span text:style-name="T63"> </text:span><text:span text:style-name="T43">↔</text:span><text:span text:style-name="T63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82"><text:span text:style-name="T61">某一特定古典個體 有機率 設計、制造、使用 某一特定宏觀個體</text:span>。</text:p>
            </text:list-item>
            <text:list-item>
              <text:p text:style-name="P29">某一特定古典個體 有機率 設計、制造、使用 某一特定微觀個體。</text:p>
              <text:list>
                <text:list-item>
                  <text:p text:style-name="P29">該微觀個體 有機率認定，該古典個體 是 神、造物主、創世神、建造者、設計者、製造者。</text:p>
                  <text:list>
                    <text:list-item>
                      <text:p text:style-name="P29">該古典個體 有機率認定，該微觀個體 沒有 生命<text:span text:style-name="T65">、文明</text:span>。</text:p>
                    </text:list-item>
                    <text:list-item>
                      <text:p text:style-name="P29">該古典個體 有機率認定，該微觀個體 有 生命<text:span text:style-name="T65">、文明</text:span>。</text:p>
                      <text:list>
                        <text:list-item>
                          <text:p text:style-name="P36">該古典個體 有機率認定，該微觀個體 是 生命<text:span text:style-name="T65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9">該古典個體 讓 該微觀個體（自然而然、理所當然）生存、生活 在 微觀世界。</text:p>
                  <text:list>
                    <text:list-item>
                      <text:p text:style-name="P37">該微觀個體 <text:span text:style-name="T65">記錄、好奇、探索 微觀世界（本身）</text:span>。</text:p>
                      <text:list>
                        <text:list-item>
                          <text:p text:style-name="P37">該微觀個體 <text:span text:style-name="T65">記錄、好奇、探索 微觀世界的 物理定律、化學反應、萬物法則</text:span>。</text:p>
                        </text:list-item>
                        <text:list-item>
                          <text:p text:style-name="P38">該微觀個體 <text:span text:style-name="T65">記錄、好奇、探索 微觀世界的 存在、變化</text:span>、生命<text:span text:style-name="T65">、文明、學門、個體</text:span>。</text:p>
                        </text:list-item>
                      </text:list>
                    </text:list-item>
                    <text:list-item>
                      <text:p text:style-name="P39">該古典個體 觀測 該微觀個體，<text:span text:style-name="T65">記錄、好奇、探索</text:span> 微觀世界。</text:p>
                      <text:list>
                        <text:list-item>
                          <text:p text:style-name="P40">該微觀個體 有機率 設計、制造、使用 更微小的微觀個體。</text:p>
                          <text:list>
                            <text:list-item>
                              <text:p text:style-name="P40">更微小的微觀個體 <text:span text:style-name="T65">記錄、好奇、探索</text:span> 更微小的微觀世界。</text:p>
                            </text:list-item>
                            <text:list-item>
                              <text:p text:style-name="P40">該微觀個體 觀測 更微小的微觀個體，<text:span text:style-name="T65">記錄、好奇、探索</text:span> 更微小的微觀世界。</text:p>
                            </text:list-item>
                            <text:list-item>
                              <text:p text:style-name="P41">該古典個體 觀測 該微觀個體（本身），<text:span text:style-name="T65">記錄、好奇、探索</text:span> 微觀世界。</text:p>
                            </text:list-item>
                            <text:list-item>
                              <text:p text:style-name="P41">該古典個體 觀測 該微觀個體的 <text:span text:style-name="T65">記錄、好奇、探索，記錄、好奇</text:span> 微觀世界。</text:p>
                            </text:list-item>
                            <text:list-item>
                              <text:p text:style-name="P42">該古典個體 觀測 該微觀個體的 <text:span text:style-name="T65">記錄、好奇、探索，記錄</text:span> 更微小的微觀世界。</text:p>
                            </text:list-item>
                            <text:list-item>
                              <text:p text:style-name="P43">抽象例子<text:span text:style-name="T14">。</text:span></text:p>
                              <text:list>
                                <text:list-item>
                                  <text:p text:style-name="P43"><text:span text:style-name="T18">1公尺</text:span><text:span text:style-name="T16">的個體 觀測、記錄 </text:span><text:span text:style-name="T18">0.1公尺</text:span><text:span text:style-name="T66">的</text:span><text:span text:style-name="T16">個體、</text:span><text:span text:style-name="T18">0.1公尺</text:span><text:span text:style-name="T66">的</text:span><text:span text:style-name="T16">個體的記錄</text:span><text:span text:style-name="T66">。</text:span></text:p>
                                  <text:list>
                                    <text:list-item>
                                      <text:p text:style-name="P44"><text:span text:style-name="T16">1</text:span><text:span text:style-name="T18">公尺</text:span><text:span text:style-name="T16">的個體 有機率看不到 </text:span><text:span text:style-name="T18">0.1公尺</text:span><text:span text:style-name="T66">的</text:span><text:span text:style-name="T16">個體的 文字。</text:span></text:p>
                                    </text:list-item>
                                    <text:list-item>
                                      <text:p text:style-name="P44"><text:span text:style-name="T16">1</text:span><text:span text:style-name="T18">公尺</text:span><text:span text:style-name="T16">的個體 有機率聽不到 </text:span><text:span text:style-name="T18">0.1公尺</text:span><text:span text:style-name="T66">的</text:span><text:span text:style-name="T16">個體的 聲音</text:span><text:span text:style-name="T18">。</text:span></text:p>
                                    </text:list-item>
                                    <text:list-item>
                                      <text:p text:style-name="P188"><text:span text:style-name="T16">1公尺的個體 有機率讓 </text:span><text:span text:style-name="T14">0.1公尺的個體的 </text:span><text:span text:style-name="T20">肉體、意識</text:span><text:span text:style-name="T14"> 發射 物質、能量。</text:span></text:p>
                                      <text:list>
                                        <text:list-item>
                                          <text:p text:style-name="P233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89"><text:span text:style-name="T16">1公尺的個體 有機率接收 該電磁波，</text:span><text:span text:style-name="T21">記錄</text:span><text:span text:style-name="T16"> </text:span><text:span text:style-name="T18">0.1公尺</text:span><text:span text:style-name="T66">的</text:span><text:span text:style-name="T16">個體。</text:span></text:p>
                                        </text:list-item>
                                        <text:list-item>
                                          <text:p text:style-name="P188"><text:span text:style-name="T30">1公尺的個體 有機率接收 該電磁波，記錄 </text:span><text:span text:style-name="T31">0.1公尺</text:span><text:span text:style-name="T66">的</text:span><text:span text:style-name="T30">個體的 記錄</text:span><text:span text:style-name="T61">。</text:span></text:p>
                                        </text:list-item>
                                        <text:list-item>
                                          <text:p text:style-name="P190"><text:span text:style-name="T13">0.1公尺的個體</text:span><text:span text:style-name="T30"> 有機率接收，1公尺的個體 發射</text:span><text:span text:style-name="T66">的</text:span><text:span text:style-name="T30"> 電磁波。</text:span></text:p>
                                        </text:list-item>
                                        <text:list-item>
                                          <text:p text:style-name="P190"><text:span text:style-name="T30">1公尺的個體、</text:span><text:span text:style-name="T13">0.1公尺的個體</text:span><text:span text:style-name="T30"> 有機率藉由 電磁波 </text:span><text:span text:style-name="T61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<text:span text:style-name="T18">0.1公尺</text:span><text:span text:style-name="T16">的個體 觀測、記錄 </text:span><text:span text:style-name="T18">0.01公尺</text:span><text:span text:style-name="T66">的</text:span><text:span text:style-name="T16">個體、</text:span><text:span text:style-name="T18">0.</text:span><text:span text:style-name="T19">0</text:span><text:span text:style-name="T18">1公尺</text:span><text:span text:style-name="T66">的</text:span><text:span text:style-name="T16">個體的記錄</text:span>。</text:p>
                                </text:list-item>
                                <text:list-item>
                                  <text:p text:style-name="P45"><text:span text:style-name="T18">0.0</text:span><text:span text:style-name="T16">1</text:span><text:span text:style-name="T18">公尺</text:span><text:span text:style-name="T16">的個體 觀測、記錄 </text:span><text:span text:style-name="T17">0.</text:span><text:span text:style-name="T18">00</text:span><text:span text:style-name="T17">1</text:span><text:span text:style-name="T18">公尺</text:span><text:span text:style-name="T66">的</text:span><text:span text:style-name="T16">個體、</text:span><text:span text:style-name="T18">0.</text:span><text:span text:style-name="T19">00</text:span><text:span text:style-name="T18">1公尺</text:span><text:span text:style-name="T66">的</text:span><text:span text:style-name="T16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">該古典個體 有機率無法直接觀測 微觀世界。</text:p>
                          <text:list>
                            <text:list-item>
                              <text:p text:style-name="P46">該古典個體 有機率無法直接觀測，微觀世界的 存在、變化。</text:p>
                            </text:list-item>
                            <text:list-item>
                              <text:p text:style-name="P40">該古典個體 有機率無法直接觀測，更微小的微觀個體的 存在、變化。</text:p>
                            </text:list-item>
                            <text:list-item>
                              <text:p text:style-name="P47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48">該古典個體 有機率能夠直接 觀測、記錄 該微觀個體。</text:p>
                          <text:list>
                            <text:list-item>
                              <text:p text:style-name="P47">該古典個體 有機率能夠直接 觀測、記錄，該微觀個體的 存在、變化。</text:p>
                            </text:list-item>
                            <text:list-item>
                              <text:p text:style-name="P49">該古典個體 有機率能夠直接 觀測、記錄，該微觀個體的 <text:span text:style-name="T65">記錄、好奇、探索</text:span>。</text:p>
                              <text:list>
                                <text:list-item>
                                  <text:p text:style-name="P50">該古典個體 有機率能夠間接 觀測、記錄 微觀世界。</text:p>
                                </text:list-item>
                                <text:list-item>
                                  <text:p text:style-name="P47">該微觀個體 有機率無法直接觀測，更微小的微觀世界的 存在、變化。</text:p>
                                </text:list-item>
                                <text:list-item>
                                  <text:p text:style-name="P47">該微觀個體 有機率能夠<text:span text:style-name="T14">間接</text:span>觀測，更微小的微觀個體的 存在、變化。</text:p>
                                  <text:list>
                                    <text:list-item>
                                      <text:p text:style-name="P51">該古典個體 有機率能夠直接觀測，該微觀個體的 <text:span text:style-name="T65">記錄、好奇、探索</text:span>。</text:p>
                                    </text:list-item>
                                    <text:list-item>
                                      <text:p text:style-name="P52">該古典個體 有機率能夠間接觀測 更微小的微觀個體。</text:p>
                                      <text:list>
                                        <text:list-item>
                                          <text:p text:style-name="P51">該古典個體 有機率能夠間接觀測，更微小的微觀個體的 <text:span text:style-name="T65">記錄、好奇</text:span>。</text:p>
                                        </text:list-item>
                                        <text:list-item>
                                          <text:p text:style-name="P53">該古典個體 有機率能夠<text:span text:style-name="T14">(間接)</text:span><text:span text:style-name="T2">2</text:span>觀測 更微小的微觀世界。</text:p>
                                        </text:list-item>
                                        <text:list-item>
                                          <text:p text:style-name="P54">該古典個體 有機率能夠<text:span text:style-name="T13">(間接)</text:span><text:span text:style-name="T9">2</text:span>觀測（<text:span text:style-name="T13">微觀世界</text:span>）<text:span text:style-name="T10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<text:span text:style-name="T61">某一特定古典個體 有機率 設計、制造、使用 某一特定個體</text:span>。</text:p>
              <text:list>
                <text:list-item>
                  <text:p text:style-name="P183">明顯例子，該古典個體、該<text:span text:style-name="T61">個體 宗疊</text:span>。</text:p>
                  <text:list>
                    <text:list-item>
                      <text:p text:style-name="P184"><text:span text:style-name="T61">該古典個體 有機率無法直接觀測 宗疊世界</text:span>。</text:p>
                    </text:list-item>
                    <text:list-item>
                      <text:p text:style-name="P184"><text:span text:style-name="T61">該古典個體 有機率能夠直接觀測 該個體</text:span>。</text:p>
                      <text:list>
                        <text:list-item>
                          <text:p text:style-name="P185">明顯例子，無人潛水艇。</text:p>
                          <text:list>
                            <text:list-item>
                              <text:p text:style-name="P185">海面上的個體 <text:span text:style-name="T44">↔</text:span><text:span text:style-name="T68"> 該古典個體</text:span>。</text:p>
                            </text:list-item>
                            <text:list-item>
                              <text:p text:style-name="P185">海面下的無人潛水艇 <text:span text:style-name="T44">↔</text:span><text:span text:style-name="T68"> 該個體</text:span>。</text:p>
                            </text:list-item>
                            <text:list-item>
                              <text:p text:style-name="P186">有線通訊、無線通訊 <text:span text:style-name="T44">↔</text:span><text:span text:style-name="T68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86">抽象例子，亮光型<text:span text:style-name="T13">UFO</text:span>。</text:p>
                        </text:list-item>
                      </text:list>
                    </text:list-item>
                    <text:list-item>
                      <text:p text:style-name="P187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55">明顯例子，假定，某一特定個體 觀看（混在一起的）紅色沙子、藍色沙子。</text:p>
              <text:list>
                <text:list-item>
                  <text:p text:style-name="P55">古典個體 觀測 <text:span text:style-name="T69">宏觀</text:span>個體，<text:span text:style-name="T69">宏觀</text:span>個體 越像 粒子、多個點、由多個個體組成。</text:p>
                  <text:list>
                    <text:list-item>
                      <text:p text:style-name="P56">明顯例子，人類 越太近距離觀測 樂高城堡，樂高城堡 越像 由多個樂高積木組成。</text:p>
                    </text:list-item>
                    <text:list-item>
                      <text:p text:style-name="P57">明顯例子，人類 使用 人造衛星，觀測 土星環。</text:p>
                    </text:list-item>
                  </text:list>
                </text:list-item>
                <text:list-item>
                  <text:p text:style-name="P55">古典個體 觀測 古典個體，古典個體 越像 波、一團物體。</text:p>
                  <text:list>
                    <text:list-item>
                      <text:p text:style-name="P56">明顯例子，人類 越適當距離觀測 樂高城堡，樂高城堡 越像 一團顏色、一個城堡圖案。</text:p>
                      <text:list>
                        <text:list-item>
                          <text:p text:style-name="P56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57">明顯例子，人類 使用 望遠鏡，觀測 土星環。</text:p>
                    </text:list-item>
                  </text:list>
                </text:list-item>
                <text:list-item>
                  <text:p text:style-name="P55">古典個體 觀測 微觀個體，微觀個體 越像 粒子、一個點。</text:p>
                  <text:list>
                    <text:list-item>
                      <text:p text:style-name="P56">明顯例子，人類 越太遠距離觀測 樂高城堡，樂高城堡 越像 一個顏色、一個點。</text:p>
                    </text:list-item>
                    <text:list-item>
                      <text:p text:style-name="P55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55">明顯例子。</text:p>
              <text:list>
                <text:list-item>
                  <text:p text:style-name="P58">古典個體 觀測 存在越太大 的 <text:span text:style-name="T69">宏觀</text:span>個體，<text:span text:style-name="T69">宏觀</text:span>個體 越像 容易觀測、容易預測 的 個體。</text:p>
                  <text:list>
                    <text:list-item>
                      <text:p text:style-name="P59">明顯例子，月球、銀河。</text:p>
                    </text:list-item>
                  </text:list>
                </text:list-item>
                <text:list-item>
                  <text:p text:style-name="P60">古典個體 觀測 存在越適當 的古典個體，古典個體 越像 可以觀測、可以預測的 個體。</text:p>
                  <text:list>
                    <text:list-item>
                      <text:p text:style-name="P59">明顯例子，撞球、鳥群。</text:p>
                    </text:list-item>
                  </text:list>
                </text:list-item>
                <text:list-item>
                  <text:p text:style-name="P58">古典個體 觀測 存在越太小 的 微觀個體，微觀個體 越像 難以觀測、難以預測的 個體。</text:p>
                  <text:list>
                    <text:list-item>
                      <text:p text:style-name="P59">明顯例子，光、電子。</text:p>
                    </text:list-item>
                  </text:list>
                </text:list-item>
              </text:list>
            </text:list-item>
            <text:list-item>
              <text:p text:style-name="P61">已知，<text:span text:style-name="T67">尺度 越小</text:span>，時間、<text:span text:style-name="T65">變化 越快</text:span>。</text:p>
              <text:list>
                <text:list-item>
                  <text:p text:style-name="P235">（相關描述在 <text:span text:style-name="T58">世界學</text:span> 文件群的 <text:span text:style-name="T59">距離</text:span> <text:span text:style-name="T64">的 </text:span><text:span text:style-name="T60">思考速度、文明發展速度，第一個個體 有機率更快於 第二個個體</text:span>）</text:p>
                </text:list-item>
                <text:list-item>
                  <text:p text:style-name="P62"><text:span text:style-name="T65">變化 越快 是 </text:span>能夠 <text:span text:style-name="T65">變化的 </text:span>範圍 越大。</text:p>
                </text:list-item>
                <text:list-item>
                  <text:p text:style-name="P63">時間、<text:span text:style-name="T65">變化，</text:span>微<text:span text:style-name="T13">觀個體 &gt; 古典個體 &gt; </text:span><text:span text:style-name="T35">宏觀</text:span>個體。</text:p>
                </text:list-item>
              </text:list>
            </text:list-item>
            <text:list-item>
              <text:p text:style-name="P64">明顯例子。</text:p>
              <text:list>
                <text:list-item>
                  <text:p text:style-name="P65">古典個體 觀測 存在越太大 的 <text:span text:style-name="T69">宏觀</text:span>個體，<text:span text:style-name="T69">宏觀</text:span>個體 越像 多個（個體 組成的）個體。</text:p>
                  <text:list>
                    <text:list-item>
                      <text:p text:style-name="P66">明顯例子，世界工廠、全球化生產 大範圍生產、各地連綿不斷生產和組裝<text:span text:style-name="T76"> 的 生產數量</text:span>。</text:p>
                      <text:list>
                        <text:list-item>
                          <text:p text:style-name="P67">大範圍生產<text:span text:style-name="T76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適當 的古典個體，古典個體 越像 <text:span text:style-name="T76">連綿不斷</text:span>的 個體。</text:p>
                  <text:list>
                    <text:list-item>
                      <text:p text:style-name="P69">明顯例子，<text:span text:style-name="T76">汽車流水線 連續生產、連綿不斷生產的 的 生產數量</text:span>。</text:p>
                      <text:list>
                        <text:list-item>
                          <text:p text:style-name="P69"><text:span text:style-name="T76">連續生產 的 明顯例子，（古典力學 認定的）連續的 河水、力、彩虹</text:span>。</text:p>
                        </text:list-item>
                        <text:list-item>
                          <text:p text:style-name="P237">（相關描述在 <text:span text:style-name="T58">世界學</text:span> 文件群的 <text:span text:style-name="T58">平方</text:span> 的 <text:span text:style-name="T58">假定，</text:span><text:span text:style-name="T33">b</text:span><text:span text:style-name="T73">2</text:span><text:span text:style-name="T32"> 無限趨近於 </text:span><text:span text:style-name="T34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4">古典個體 觀測 存在越太小 的 微觀個體，微觀個體 越像 一份一份的 個體。</text:p>
                  <text:list>
                    <text:list-item>
                      <text:p text:style-name="P64">明顯例子，<text:span text:style-name="T76">麵包工坊、麵包烤箱 剛出爐、一次出爐、一批一批 的 麵包數量</text:span>。</text:p>
                      <text:list>
                        <text:list-item>
                          <text:p text:style-name="P70"><text:span text:style-name="T76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76">麵包工坊、麵包烤箱</text:span>。</text:p>
              <text:list>
                <text:list-item>
                  <text:p text:style-name="P71">古典個體 觀測 存在越太大 的 <text:span text:style-name="T69">宏觀</text:span>個體，<text:span text:style-name="T69">宏觀</text:span>個體 越像 多個（個體 組成的）個體。</text:p>
                  <text:list>
                    <text:list-item>
                      <text:p text:style-name="P72">明顯例子，古典個體 觀測，小麥發芽、麥穗豐滿、麥穗物流到麵粉工廠 <text:span text:style-name="T76">的 細節、過程</text:span>。</text:p>
                    </text:list-item>
                    <text:list-item>
                      <text:p text:style-name="P71">明顯例子，古典個體 觀測，麵粉工廠加工成麵粉、麵粉物流到麵包工坊 <text:span text:style-name="T76">的 細節、過程</text:span>。</text:p>
                    </text:list-item>
                    <text:list-item>
                      <text:p text:style-name="P73">明顯例子，古典個體 觀測，麵包工坊<text:span text:style-name="T76">的 每一個 麵粉 變成 麵團的 細節、過程</text:span>。</text:p>
                    </text:list-item>
                    <text:list-item>
                      <text:p text:style-name="P71">明顯例子，古典個體 觀測，麵包工坊<text:span text:style-name="T76">的 麵粉 烘烤成 麵包的 細節、過程</text:span>。</text:p>
                    </text:list-item>
                    <text:list-item>
                      <text:p text:style-name="P71">明顯例子，古典個體 觀測，麵包 散發出、飄散出 香味、粒子群 <text:span text:style-name="T76">的 細節、過程</text:span>。</text:p>
                      <text:list>
                        <text:list-item>
                          <text:p text:style-name="P74">古典個體 有機率認定，香<text:span text:style-name="T14">味(的濃度)</text:span>、粒子群 連綿不斷、變化緩慢、直流電型變化。</text:p>
                          <text:list>
                            <text:list-item>
                              <text:p text:style-name="P75">明顯例子，引力、太陽光 連綿不斷。</text:p>
                            </text:list-item>
                            <text:list-item>
                              <text:p text:style-name="P76">古典個體 有機率認定，香味<text:span text:style-name="T14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古典個體 觀測 存在越適當 的古典個體，古典個體 越像 <text:span text:style-name="T76">連綿不斷</text:span>的 個體。</text:p>
                  <text:list>
                    <text:list-item>
                      <text:p text:style-name="P77">明顯例子，古典個體 觀測，種子發芽、麥穗豐滿、麥穗物流到麵粉工廠 <text:span text:style-name="T76">的 過程</text:span>。</text:p>
                    </text:list-item>
                    <text:list-item>
                      <text:p text:style-name="P77">明顯例子，古典個體 觀測，麵包 散發出、飄散出 香味、粒子群 <text:span text:style-name="T76">的 過程</text:span>。</text:p>
                      <text:list>
                        <text:list-item>
                          <text:p text:style-name="P77">古典個體 有機率認定，香味<text:span text:style-name="T14">(的濃度)</text:span>、粒子群 波狀變化、變化快速、交流電型變化。</text:p>
                        </text:list-item>
                        <text:list-item>
                          <text:p text:style-name="P76">古典個體 有機率認定，香味<text:span text:style-name="T14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70">古典個體 觀測 存在越太小 的 微觀個體，微觀個體 越像 一份一份的 個體。</text:p>
                  <text:list>
                    <text:list-item>
                      <text:p text:style-name="P78">明顯例子，古典個體 越無法觀測，麵包工坊<text:span text:style-name="T76">的 麵粉 烘烤成 麵包的 過程</text:span>。</text:p>
                    </text:list-item>
                    <text:list-item>
                      <text:p text:style-name="P79">明顯例子，古典個體 越（只能夠）觀測，麵包 散發出、飄散出 香味、粒子群 <text:span text:style-name="T76">的 出現</text:span>。</text:p>
                      <text:list>
                        <text:list-item>
                          <text:p text:style-name="P80">古典個體 有機率認定，香味<text:span text:style-name="T14">(的濃度)</text:span>、粒子群 瞬間出現、瞬間消失、突波型變化。</text:p>
                        </text:list-item>
                        <text:list-item>
                          <text:p text:style-name="P76">古典個體 有機率認定，香味（的濃度）是 一陣一陣、時有時無。</text:p>
                          <text:list>
                            <text:list-item>
                              <text:p text:style-name="P81">在 嗅覺 感測範圍 才能夠聞到 香味。</text:p>
                              <text:list>
                                <text:list-item>
                                  <text:p text:style-name="P81">明顯例子，視覺。</text:p>
                                  <text:list>
                                    <text:list-item>
                                      <text:p text:style-name="P81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82">麵包 散發出 濃度一陣一陣的 香味 <text:span text:style-name="T46">↔</text:span><text:span text:style-name="T82"> 電子 發射出 強度一份一份的 光</text:span>。</text:p>
                                  <text:list>
                                    <text:list-item>
                                      <text:p text:style-name="P76">假定，微觀尺度，香味（的 濃度）連綿不斷、波狀變化。</text:p>
                                      <text:list>
                                        <text:list-item>
                                          <text:p text:style-name="P83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84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85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6">假定，微觀尺度，香味 連綿不斷、波狀變化。</text:p>
                                  <text:list>
                                    <text:list-item>
                                      <text:p text:style-name="P86">麵包 散發出 濃度連綿不斷的 香味 <text:span text:style-name="T46">↔</text:span><text:span text:style-name="T82"> 電子 發射出 強度</text:span>連綿不斷<text:span text:style-name="T82">的 光</text:span>。</text:p>
                                      <text:list>
                                        <text:list-item>
                                          <text:p text:style-name="P87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88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9">麵包 散發出 濃度波狀變化的 香味 <text:span text:style-name="T46">↔</text:span><text:span text:style-name="T82"> 電子 發射出 強度</text:span>波狀變化<text:span text:style-name="T82">的 光</text:span>。</text:p>
                                      <text:list>
                                        <text:list-item>
                                          <text:p text:style-name="P90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89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91">電子 發射、吸收<text:span text:style-name="T82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0"><text:span text:style-name="T61">麵包</text:span><text:span text:style-name="T54">散發出 某一特定化學物質的</text:span><text:span text:style-name="T61">香味 </text:span><text:span text:style-name="T46">↔</text:span><text:span text:style-name="T82"> 電子</text:span><text:span text:style-name="T53">發射出 某一特定頻率的</text:span><text:span text:style-name="T82">光</text:span>。</text:p>
                                      <text:list>
                                        <text:list-item>
                                          <text:p text:style-name="P241"><text:span text:style-name="T51">(產生 香味(現象)的)</text:span>化學物質<text:span text:style-name="T61"> </text:span><text:span text:style-name="T46">↔</text:span><text:span text:style-name="T82"> </text:span><text:span text:style-name="T51">(產生 光(現象)的)</text:span><text:span text:style-name="T53">某一特定</text:span><text:span text:style-name="T82">個體。</text:span></text:p>
                                          <text:list>
                                            <text:list-item>
                                              <text:p text:style-name="P192">該個體 有機率是 某一特定帶電粒子。</text:p>
                                            </text:list-item>
                                            <text:list-item>
                                              <text:p text:style-name="P192">該帶電粒子 有機率<text:span text:style-name="T14">等效於 某一特定無線電電路</text:span>。</text:p>
                                            </text:list-item>
                                            <text:list-item>
                                              <text:p text:style-name="P192">該電路 有機率能夠 切換頻率。</text:p>
                                            </text:list-item>
                                            <text:list-item>
                                              <text:p text:style-name="P192">切換頻率 的 明顯例子，收音機、對講機 切換 頻道。</text:p>
                                            </text:list-item>
                                            <text:list-item>
                                              <text:p text:style-name="P192">收音機 的 明顯例子，<text:span text:style-name="T14">FM、AM 調頻、調變</text:span>。</text:p>
                                            </text:list-item>
                                            <text:list-item>
                                              <text:p text:style-name="P193">該電路元件能夠切換的頻道<text:span text:style-name="T46">↔</text:span>化學元素能夠排列組合出的化學物質。</text:p>
                                            </text:list-item>
                                            <text:list-item>
                                              <text:p text:style-name="P194">能夠切換的 頻道<text:span text:style-name="T61"> </text:span><text:span text:style-name="T46">↔</text:span><text:span text:style-name="T82"> </text:span>光譜線。</text:p>
                                            </text:list-item>
                                            <text:list-item>
                                              <text:p text:style-name="P195">能夠 接收、發送 的 光<text:span text:style-name="T61"> </text:span><text:span text:style-name="T46">↔</text:span><text:span text:style-name="T82"> </text:span>能夠 接收、發送 的 化學物質。</text:p>
                                            </text:list-item>
                                            <text:list-item>
                                              <text:p text:style-name="P195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196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196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197">有光譜線的粒子和個體<text:span text:style-name="T61"> </text:span><text:span text:style-name="T46">↔</text:span><text:span text:style-name="T82"> </text:span>夜明珠、會吸收和發射夜光的個體。</text:p>
                                            </text:list-item>
                                            <text:list-item>
                                              <text:p text:style-name="P198">（微觀尺度）光譜線<text:span text:style-name="T61"> </text:span><text:span text:style-name="T46">↔</text:span><text:span text:style-name="T82">（古典尺度）夜光</text:span>。</text:p>
                                            </text:list-item>
                                            <text:list-item>
                                              <text:p text:style-name="P238">（光譜線 的 相關描述在 <text:span text:style-name="T58">物質世界學</text:span> 文件群的 <text:span text:style-name="T58">光譜線</text:span>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2"><text:span text:style-name="T50">（香味的）</text:span>濃度<text:span text:style-name="T50">、（化學物質的）數量</text:span><text:span text:style-name="T61"> </text:span><text:span text:style-name="T46">↔</text:span><text:span text:style-name="T53">（光 的）</text:span><text:span text:style-name="T82">強度</text:span>。</text:p>
                                        </text:list-item>
                                        <text:list-item>
                                          <text:p text:style-name="P243"><text:span text:style-name="T50">（香味的）</text:span>種類<text:span text:style-name="T50">、（化學物質的）種類</text:span><text:span text:style-name="T61"> </text:span><text:span text:style-name="T46">↔</text:span><text:span text:style-name="T53">（光 的）</text:span><text:span text:style-name="T82">頻率</text:span>。</text:p>
                                          <text:list>
                                            <text:list-item>
                                              <text:p text:style-name="P199">蘋果香<text:span text:style-name="T61"> </text:span><text:span text:style-name="T46">↔</text:span><text:span text:style-name="T82"> 紅光</text:span>。</text:p>
                                            </text:list-item>
                                            <text:list-item>
                                              <text:p text:style-name="P200">明顯例子，蘋果的（純正、天然）蘋果香。</text:p>
                                            </text:list-item>
                                            <text:list-item>
                                              <text:p text:style-name="P201">明顯例子，咖啡的（仿製、天然）蘋果香。</text:p>
                                            </text:list-item>
                                            <text:list-item>
                                              <text:p text:style-name="P201">明顯例子，合成香料的（人造、化工）蘋果香。</text:p>
                                            </text:list-item>
                                            <text:list-item>
                                              <text:p text:style-name="P202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明顯例子，<text:span text:style-name="T76">汽車流水線</text:span>。</text:p>
              <text:list>
                <text:list-item>
                  <text:p text:style-name="P91">古典個體 觀測 存在越太大 的 <text:span text:style-name="T69">宏觀</text:span>個體，<text:span text:style-name="T69">宏觀</text:span>個體 越像 多個（個體 組成的）個體。</text:p>
                  <text:list>
                    <text:list-item>
                      <text:p text:style-name="P92">明顯例子，古典個體 觀測，礦場採礦、金屬物流到金屬工廠、工廠合成金屬 <text:span text:style-name="T76">的 過程</text:span>。</text:p>
                    </text:list-item>
                    <text:list-item>
                      <text:p text:style-name="P92">明顯例子，古典個體 觀測，合金物流到<text:span text:style-name="T76">汽車流水線的 過程</text:span>。</text:p>
                    </text:list-item>
                    <text:list-item>
                      <text:p text:style-name="P93">明顯例子，古典個體 觀測，<text:span text:style-name="T76">汽車流水線的 每一個 合金、材料 變成 半成品的 過程</text:span>。</text:p>
                    </text:list-item>
                    <text:list-item>
                      <text:p text:style-name="P94">明顯例子，古典個體 觀測，<text:span text:style-name="T76">汽車流水線的 每一個半成品 組裝成 成品的 過程</text:span>。</text:p>
                      <text:list>
                        <text:list-item>
                          <text:p text:style-name="P94"><text:span text:style-name="T76">用品 的 明顯例子，組裝完畢的汽車</text:span>。</text:p>
                        </text:list-item>
                      </text:list>
                    </text:list-item>
                    <text:list-item>
                      <text:p text:style-name="P95">明顯例子，古典個體 觀測，<text:span text:style-name="T76">汽車流水線的 每一個成品 變成 用品的 過程</text:span>。</text:p>
                      <text:list>
                        <text:list-item>
                          <text:p text:style-name="P95"><text:span text:style-name="T76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96">明顯例子，古典個體 觀測，<text:span text:style-name="T76">用品的 運作、運作過程</text:span>。</text:p>
                      <text:list>
                        <text:list-item>
                          <text:p text:style-name="P97">古典個體 有機率認定，該運作過程 有跡可循、有公式解、容易預測。</text:p>
                          <text:list>
                            <text:list-item>
                              <text:p text:style-name="P97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古典個體 觀測 存在越適當 的古典個體，古典個體 越像 <text:span text:style-name="T76">連綿不斷</text:span>的 個體。</text:p>
                  <text:list>
                    <text:list-item>
                      <text:p text:style-name="P98">明顯例子，古典個體 無法觀測到，合金物流到<text:span text:style-name="T76">汽車流水線的 過程</text:span>。</text:p>
                    </text:list-item>
                    <text:list-item>
                      <text:p text:style-name="P203"><text:span text:style-name="T61">明顯例子，古典個體 觀測，汽車流水線的 每一個 合金、材料 變成 半成品的 過程</text:span>。</text:p>
                    </text:list-item>
                    <text:list-item>
                      <text:p text:style-name="P99">明顯例子，古典個體 觀測，<text:span text:style-name="T76">汽車流水線的 每一個半成品 組裝成 成品的 過程</text:span>。</text:p>
                    </text:list-item>
                    <text:list-item>
                      <text:p text:style-name="P100">明顯例子，古典個體 觀測，<text:span text:style-name="T76">汽車流水線的 每一個成品 變成 用品的 過程</text:span>。</text:p>
                    </text:list-item>
                    <text:list-item>
                      <text:p text:style-name="P101">明顯例子，古典個體 觀測，<text:span text:style-name="T76">用品的 運作、運作過程</text:span>。</text:p>
                      <text:list>
                        <text:list-item>
                          <text:p text:style-name="P97">古典個體 有機率認定，該運作過程 有跡可循、有公式解、能夠預測。</text:p>
                          <text:list>
                            <text:list-item>
                              <text:p text:style-name="P97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古典個體 觀測 存在越太小 的 微觀個體，微觀個體 越像 一份一份的 個體。</text:p>
                  <text:list>
                    <text:list-item>
                      <text:p text:style-name="P98">明顯例子，古典個體 無法觀測到，<text:span text:style-name="T76">汽車流水線的 每一個成品 變成 用品的 過程</text:span>。</text:p>
                    </text:list-item>
                    <text:list-item>
                      <text:p text:style-name="P102">明顯例子，古典個體（只）觀測（到）<text:span text:style-name="T76">用品的（突然）出現、運作、運作過程</text:span>。</text:p>
                      <text:list>
                        <text:list-item>
                          <text:p text:style-name="P102">古典個體 有機率認定，該運作過程 捉摸不定、只有機率、無法預測。</text:p>
                          <text:list>
                            <text:list-item>
                              <text:p text:style-name="P102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3">已知，存在越太小。</text:p>
                      <text:list>
                        <text:list-item>
                          <text:p text:style-name="P102">古典個體 越觀測不到 過程、變化。</text:p>
                          <text:list>
                            <text:list-item>
                              <text:p text:style-name="P102">過程 的 明顯例子，變化過程、相態變化過程、狀態轉移過程。</text:p>
                            </text:list-item>
                            <text:list-item>
                              <text:p text:style-name="P104">古典個體 越只觀測得到 結果、存在。</text:p>
                            </text:list-item>
                            <text:list-item>
                              <text:p text:style-name="P104">明顯例子，假定，某一特定個體（緩慢）擠壓 氣球。</text:p>
                              <text:list>
                                <text:list-item>
                                  <text:p text:style-name="P104">假定，氣球 爆炸。</text:p>
                                </text:list-item>
                                <text:list-item>
                                  <text:p text:style-name="P105">氣球的 存在越太小，該個體 越只觀測得到，氣球的 存在。</text:p>
                                  <text:list>
                                    <text:list-item>
                                      <text:p text:style-name="P106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07">氣球的 存在越太小，該個體 越觀測不到，氣球的 變化。</text:p>
                                  <text:list>
                                    <text:list-item>
                                      <text:p text:style-name="P104">氣球的 存在越太小，該個體 越觀測不到，氣球 變形的 過程、變化。</text:p>
                                    </text:list-item>
                                    <text:list-item>
                                      <text:p text:style-name="P108">氣球的 存在越太小，該個體 越只觀測得到，氣球的 爆炸。</text:p>
                                      <text:list>
                                        <text:list-item>
                                          <text:p text:style-name="P108">該個體 有機率認定，氣球 是 突然爆炸、沒有變形就爆炸。</text:p>
                                          <text:list>
                                            <text:list-item>
                                              <text:p text:style-name="P108">氣球 有 變形才爆炸。</text:p>
                                            </text:list-item>
                                            <text:list-item>
                                              <text:p text:style-name="P108">氣球，彈性變形 →<text:span text:style-name="T78"> </text:span>塑性變形 →<text:span text:style-name="T77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9">古典個體 越觀測不到 過程、變化、結果、存在。</text:p>
                          <text:list>
                            <text:list-item>
                              <text:p text:style-name="P109">明顯例子，假定，某一特定個體（緩慢）擠壓 氣球。</text:p>
                              <text:list>
                                <text:list-item>
                                  <text:p text:style-name="P109">假定，氣球 爆炸。</text:p>
                                </text:list-item>
                                <text:list-item>
                                  <text:p text:style-name="P110">氣球的 存在越太小，該個體 越觀測不到，氣球 存在。</text:p>
                                  <text:list>
                                    <text:list-item>
                                      <text:p text:style-name="P110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11">氣球的 存在越太小，該個體 越觀測不到，氣球 變化。</text:p>
                                  <text:list>
                                    <text:list-item>
                                      <text:p text:style-name="P110">氣球的 存在越太小，該個體 越觀測不到，氣球 變形的 過程、變化。</text:p>
                                    </text:list-item>
                                    <text:list-item>
                                      <text:p text:style-name="P112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明顯例子，假定，古典個體 擠壓（宏觀尺度、古典尺度、微觀尺度 的）氣球群。</text:p>
              <text:list>
                <text:list-item>
                  <text:p text:style-name="P112">古典個體 觀測 存在越太大 的 <text:span text:style-name="T69">宏觀</text:span>個體，<text:span text:style-name="T69">宏觀</text:span>個體 越像 擁有大量細節、連續變化的 個體。</text:p>
                  <text:list>
                    <text:list-item>
                      <text:p text:style-name="P112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112">古典個體 觀測 存在越適當 的古典個體，古典個體 越像 連續變化的 個體。</text:p>
                  <text:list>
                    <text:list-item>
                      <text:p text:style-name="P113">明顯例子，古典個體 越有機率觀測到，從（接觸後的 電磁力）產生變形 到 爆炸。</text:p>
                      <text:list>
                        <text:list-item>
                          <text:p text:style-name="P114">古典個體 有機率認定，氣球爆炸 是 有序事件、自然事件、連續化、古典化。</text:p>
                        </text:list-item>
                        <text:list-item>
                          <text:p text:style-name="P115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112">古典個體 觀測 存在越太小 的 微觀個體，微觀個體 越像 一份一份的 個體。</text:p>
                  <text:list>
                    <text:list-item>
                      <text:p text:style-name="P116">明顯例子，古典個體 越有機率觀測到，氣球群（突然）爆炸。</text:p>
                    </text:list-item>
                    <text:list-item>
                      <text:p text:style-name="P117">明顯例子，古典個體 越無法觀測到，（從 產生變形 到 爆炸）之前的<text:span text:style-name="T14">(連續)</text:span>過程、變化。</text:p>
                      <text:list>
                        <text:list-item>
                          <text:p text:style-name="P117">古典個體 有機率認定，氣球爆炸 是 隨機事件、突發事件、離散化、量子化。</text:p>
                        </text:list-item>
                        <text:list-item>
                          <text:p text:style-name="P118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明顯例子，某一特定個體 以 某一特定頻率，擠壓 氣球。</text:p>
              <text:list>
                <text:list-item>
                  <text:p text:style-name="P119">該個體 以 該頻率，擠壓 氣球。</text:p>
                  <text:list>
                    <text:list-item>
                      <text:p text:style-name="P120">氣球 存在越太大，古典個體 越觀測到，氣球 隨著 該頻率，週期性變化、非週期性變化。</text:p>
                    </text:list-item>
                    <text:list-item>
                      <text:p text:style-name="P121">氣球 存在越適當，古典個體 越觀測到，氣球 隨著 該頻率，週期性變化。</text:p>
                    </text:list-item>
                    <text:list-item>
                      <text:p text:style-name="P122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23">假定，該頻率 高於 氣球能夠承受的（變形）頻率 →<text:span text:style-name="T79"> 氣球 爆炸</text:span>。</text:p>
                  <text:list>
                    <text:list-item>
                      <text:p text:style-name="P123">氣球 存在越太大，古典個體 越觀測到，氣球 爆炸前、爆炸、爆炸後 的 細節、現象。</text:p>
                    </text:list-item>
                    <text:list-item>
                      <text:p text:style-name="P124">氣球 存在越適當，古典個體 越觀測到，氣球 爆炸前、爆炸、爆炸後 的 現象。</text:p>
                    </text:list-item>
                    <text:list-item>
                      <text:p text:style-name="P125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26">該頻率 <text:span text:style-name="T45">↔</text:span><text:span text:style-name="T80">（光電效應、電子跑出金屬板所需的）終止頻率</text:span>。</text:p>
                  <text:list>
                    <text:list-item>
                      <text:p text:style-name="P127">氣球 <text:span text:style-name="T45">↔</text:span><text:span text:style-name="T80"> 金屬板</text:span>。</text:p>
                    </text:list-item>
                    <text:list-item>
                      <text:p text:style-name="P127">空氣 <text:span text:style-name="T45">↔</text:span><text:span text:style-name="T80"> 電子</text:span>。</text:p>
                    </text:list-item>
                    <text:list-item>
                      <text:p text:style-name="P127">局部、全部，（擠壓 →<text:span text:style-name="T81">（氣球的 毛細孔）釋出空氣）</text:span><text:span text:style-name="T45">↔</text:span>（照射光線→<text:span text:style-name="T81">金屬板射出電子）</text:span>。</text:p>
                    </text:list-item>
                    <text:list-item>
                      <text:p text:style-name="P128">局部、全部，（擠壓 → <text:span text:style-name="T81">氣球 融化、爆炸 → 釋出所有的空氣）</text:span><text:span text:style-name="T45">↔</text:span>（照射光線 →<text:span text:style-name="T81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29">明顯例子，某一特定個體 以 某一特定頻率，加熱、冷卻 玻璃球。</text:p>
              <text:list>
                <text:list-item>
                  <text:p text:style-name="P129">該個體 以 該頻率，擠壓 氣球。</text:p>
                  <text:list>
                    <text:list-item>
                      <text:p text:style-name="P129">玻璃球 存在越太大，古典個體 越觀測到，玻璃球 隨著 該頻率 週期性、非週期性 變化。</text:p>
                    </text:list-item>
                    <text:list-item>
                      <text:p text:style-name="P129">玻璃球 存在越適當，古典個體 越觀測到，玻璃球 隨著 該頻率，週期性變化。</text:p>
                    </text:list-item>
                    <text:list-item>
                      <text:p text:style-name="P129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30">假定，該頻率 高於 玻璃球能夠承受的（變形）頻率 →<text:span text:style-name="T79"> </text:span>玻璃球<text:span text:style-name="T79"> 破裂</text:span>。</text:p>
                  <text:list>
                    <text:list-item>
                      <text:p text:style-name="P131">玻璃球 存在越太大，古典個體 越觀測到，玻璃球 <text:span text:style-name="T79">破裂</text:span>前、<text:span text:style-name="T79">破裂</text:span>、<text:span text:style-name="T79">破裂</text:span>後 的細節、現象。</text:p>
                    </text:list-item>
                    <text:list-item>
                      <text:p text:style-name="P131">玻璃球 存在越適當，古典個體 越觀測到，玻璃球 <text:span text:style-name="T79">破裂</text:span>前、<text:span text:style-name="T79">破裂</text:span>、<text:span text:style-name="T79">破裂</text:span>後 的 現象。</text:p>
                    </text:list-item>
                    <text:list-item>
                      <text:p text:style-name="P129">玻璃球 存在越太小，古典個體 越 只能、無法 觀測到，玻璃球 <text:span text:style-name="T79">破裂</text:span>、<text:span text:style-name="T79">破裂</text:span>後 的 現象。</text:p>
                    </text:list-item>
                  </text:list>
                </text:list-item>
                <text:list-item>
                  <text:p text:style-name="P129">該頻率 <text:span text:style-name="T45">↔</text:span><text:span text:style-name="T80">（光電效應、電子跑出金屬板所需的）終止頻率</text:span>。</text:p>
                  <text:list>
                    <text:list-item>
                      <text:p text:style-name="P132">玻璃球 <text:span text:style-name="T45">↔</text:span><text:span text:style-name="T80"> 金屬板</text:span>。</text:p>
                    </text:list-item>
                    <text:list-item>
                      <text:p text:style-name="P129">空氣 <text:span text:style-name="T45">↔</text:span><text:span text:style-name="T80"> 電子</text:span>。</text:p>
                    </text:list-item>
                    <text:list-item>
                      <text:p text:style-name="P133">局部、全部，<text:span text:style-name="T14">(加熱、冷卻→</text:span><text:span text:style-name="T22">玻璃球 破裂、釋出空氣) </text:span><text:span text:style-name="T41">↔</text:span><text:span text:style-name="T14"> (照射光線→</text:span><text:span text:style-name="T22">金屬板射出 電子)</text:span>。</text:p>
                    </text:list-item>
                    <text:list-item>
                      <text:p text:style-name="P133">局部、全部，（擠壓 → <text:span text:style-name="T81">玻璃球 融化、爆炸 → 釋出所有的空氣）</text:span><text:span text:style-name="T45">↔</text:span>（照射光線 →<text:span text:style-name="T81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34">明顯例子。</text:p>
              <text:list>
                <text:list-item>
                  <text:p text:style-name="P135">古典個體 觀測 存在越太大 的 <text:span text:style-name="T69">宏觀</text:span>個體。</text:p>
                  <text:list>
                    <text:list-item>
                      <text:p text:style-name="P135">古典個體 越能夠觀測到 宏觀個體的 內在物質、內部機制 的 細節、現象、本質、存在。</text:p>
                      <text:list>
                        <text:list-item>
                          <text:p text:style-name="P135">明顯例子，太陽系的 太陽、引力。</text:p>
                        </text:list-item>
                      </text:list>
                    </text:list-item>
                    <text:list-item>
                      <text:p text:style-name="P136">古典個體 越能夠觀測到 宏觀個體的 現象、（和其他個體的）交互作用。</text:p>
                      <text:list>
                        <text:list-item>
                          <text:p text:style-name="P137">明顯例子，太陽系的 存在、變化（天文學、明確的公式解、明確的數學模型解）。</text:p>
                        </text:list-item>
                        <text:list-item>
                          <text:p text:style-name="P138">古典個體 越能夠觀測到 第一個宏觀個體、第二個宏觀個體 的 感測、交互作用。</text:p>
                          <text:list>
                            <text:list-item>
                              <text:p text:style-name="P138">明顯例子，太陽系、仙女星系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35">古典個體 越能夠觀測到 古典個體、宏觀個體 的 感測、交互作用。</text:p>
                          <text:list>
                            <text:list-item>
                              <text:p text:style-name="P135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9">古典個體 觀測 存在越適當 的古典個體。</text:p>
                  <text:list>
                    <text:list-item>
                      <text:p text:style-name="P140">古典個體 越能夠觀測到 古典個體的 本質、內在物質、內部機制 的 現象、本質、存在。</text:p>
                      <text:list>
                        <text:list-item>
                          <text:p text:style-name="P141">明顯例子，觸控螢幕的 電容、電容的充電機制和放電機制。</text:p>
                        </text:list-item>
                      </text:list>
                    </text:list-item>
                    <text:list-item>
                      <text:p text:style-name="P142">古典個體 越能夠觀測到 古典個體的 現象、（和其他個體的）交互作用。</text:p>
                      <text:list>
                        <text:list-item>
                          <text:p text:style-name="P137">明顯例子，觸控螢幕的 存在、變化（電磁學、大致的公式解、大致的數學模型解）。</text:p>
                        </text:list-item>
                        <text:list-item>
                          <text:p text:style-name="P139">古典個體 越能夠觀測到 第一個古典個體、第二個古典個體 的 感測、交互作用。</text:p>
                          <text:list>
                            <text:list-item>
                              <text:p text:style-name="P143">明顯例子，觸控螢幕、手（觸覺、生物電流）的 感測、交互作用。</text:p>
                            </text:list-item>
                          </text:list>
                        </text:list-item>
                        <text:list-item>
                          <text:p text:style-name="P139">古典個體 越能夠觀測到 微觀個體、古典個體、宏觀個體 的 感測、交互作用。</text:p>
                          <text:list>
                            <text:list-item>
                              <text:p text:style-name="P144">明顯例子，電子、觸控螢幕 的 感測、交互作用。</text:p>
                            </text:list-item>
                            <text:list-item>
                              <text:p text:style-name="P145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4">古典個體 觀測 存在越太小 的 微觀個體。</text:p>
                  <text:list>
                    <text:list-item>
                      <text:p text:style-name="P146">古典個體 越無法觀測到 微觀個體的 本質、內在物質、內部機制 的 現象、本質、存在。</text:p>
                      <text:list>
                        <text:list-item>
                          <text:p text:style-name="P147">明顯例子，電子的 內在物質、內部機制。</text:p>
                        </text:list-item>
                      </text:list>
                    </text:list-item>
                    <text:list-item>
                      <text:p text:style-name="P148">古典個體 越只能觀測到（<text:span text:style-name="T14">明顯的</text:span>）微觀個體的 現象、（和其他個體的）交互作用。</text:p>
                      <text:list>
                        <text:list-item>
                          <text:p text:style-name="P149">明顯例子，電子的 存在、變化（量子力學、機率的公式解、機率雲）。</text:p>
                        </text:list-item>
                        <text:list-item>
                          <text:p text:style-name="P150">古典個體 越只能觀測到<text:span text:style-name="T14"> </text:span>第一個微觀個體、第二個微觀個體 的 感測、交互作用。</text:p>
                          <text:list>
                            <text:list-item>
                              <text:p text:style-name="P150">明顯例子，電子、質子（電磁力）的 感測、交互作用。</text:p>
                            </text:list-item>
                            <text:list-item>
                              <text:p text:style-name="P150">明顯例子，電子、質子（<text:span text:style-name="T14">(假想)</text:span>正電荷）的 感測、交互作用。</text:p>
                            </text:list-item>
                          </text:list>
                        </text:list-item>
                        <text:list-item>
                          <text:p text:style-name="P150">古典個體 越只能觀測到<text:span text:style-name="T14"> </text:span>微觀個體、古典個體 的 感測、交互作用。</text:p>
                          <text:list>
                            <text:list-item>
                              <text:p text:style-name="P150">明顯例子，電子、觸控螢幕 的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8">古典個體 越無法觀測到（<text:span text:style-name="T14">不明顯的</text:span>）微觀個體的 現象、（和其他個體的）交互作用。</text:p>
                      <text:list>
                        <text:list-item>
                          <text:p text:style-name="P151">古典個體 越無法觀測到<text:span text:style-name="T14"> </text:span>第一個微觀個體、第二個微觀個體 的感測、交互作用。</text:p>
                          <text:list>
                            <text:list-item>
                              <text:p text:style-name="P151">明顯例子，電子、質子（引力）的 感測、交互作用。</text:p>
                            </text:list-item>
                            <text:list-item>
                              <text:p text:style-name="P152">明顯例子，電子、質子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53">古典個體 越無法觀測到<text:span text:style-name="T14"> </text:span>微觀個體、古典個體 的 感測、交互作用。</text:p>
                          <text:list>
                            <text:list-item>
                              <text:p text:style-name="P154">明顯例子，<text:span text:style-name="T36">陶子</text:span>、觸控螢幕 的 感測、交互作用。</text:p>
                              <text:list>
                                <text:list-item>
                                  <text:p text:style-name="P236">（陶子 的 相關描述在 <text:span text:style-name="T58">新生之書</text:span>的<text:span text:style-name="T58">能量、儲量</text:span>文件群的 <text:span text:style-name="T58">費米子 與 玻色子</text:span>）</text:p>
                                </text:list-item>
                                <text:list-item>
                                  <text:p text:style-name="P155"><text:span text:style-name="T36">陶子 是（帶電</text:span><text:span text:style-name="T37">輕子，</text:span><text:span text:style-name="T36">電子、緲子、陶子 的）陶子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5">假定，某一特定個體 受限於、被限制在 宏觀尺度、古典尺度、微觀尺度 的 觀念、概念 當中。</text:p>
              <text:list>
                <text:list-item>
                  <text:p text:style-name="P156">該個體 有機率不會發現 全新的 物理定律、化學反應、萬物法則。</text:p>
                </text:list-item>
                <text:list-item>
                  <text:p text:style-name="P156">明顯例子，微觀尺度 有機率有，古典尺度 沒有的 定律、機制、現象、本質、存在、變化。</text:p>
                </text:list-item>
                <text:list-item>
                  <text:p text:style-name="P157">明顯例子，宏觀尺度 有機率有，古典尺度 沒有的 定律、機制、現象、本質、存在、變化。</text:p>
                  <text:list>
                    <text:list-item>
                      <text:p text:style-name="P244"><text:span text:style-name="T50">明顯例子，電子 </text:span>湧現<text:span text:style-name="T50">出 氧、碳、元素</text:span>。<text:span text:style-name="T85">{元素 是（元素週期表的）元素}{元素 是 生命、文明}</text:span></text:p>
                      <text:list>
                        <text:list-item>
                          <text:p text:style-name="P157">碳 湧現出 二氧化碳、細胞、生命。</text:p>
                        </text:list-item>
                        <text:list-item>
                          <text:p text:style-name="P157">細胞 湧現出 植物、人類、文明。</text:p>
                          <text:list>
                            <text:list-item>
                              <text:p text:style-name="P158">人類 有機率 感測、交互作用 其他個體。</text:p>
                            </text:list-item>
                            <text:list-item>
                              <text:p text:style-name="P159">人類 有機率 存在、變化。</text:p>
                            </text:list-item>
                            <text:list-item>
                              <text:p text:style-name="P159">人類 有機率 <text:span text:style-name="T67">思想、決策、行動</text:span>。</text:p>
                            </text:list-item>
                          </text:list>
                        </text:list-item>
                        <text:list-item>
                          <text:p text:style-name="P157">電子 <text:span text:style-name="T49">↔</text:span><text:span text:style-name="T91">（微觀尺度的）物理定律</text:span>。</text:p>
                          <text:list>
                            <text:list-item>
                              <text:p text:style-name="P160">碳 <text:span text:style-name="T49">↔</text:span><text:span text:style-name="T91">（古典尺度的）物理定律</text:span>。</text:p>
                            </text:list-item>
                            <text:list-item>
                              <text:p text:style-name="P160">細胞 <text:span text:style-name="T49">↔</text:span><text:span text:style-name="T91">（宏觀尺度的）物理定律</text:span>。</text:p>
                            </text:list-item>
                            <text:list-item>
                              <text:p text:style-name="P161">人類 <text:span text:style-name="T49">↔</text:span><text:span text:style-name="T91">（</text:span><text:span text:style-name="T24">(宏觀尺度)</text:span><text:span text:style-name="T4">2</text:span><text:span text:style-name="T91">的）物理定律</text:span>。</text:p>
                              <text:list>
                                <text:list-item>
                                  <text:p text:style-name="P204">明顯例子，<text:span text:style-name="T91">物理定律 </text:span><text:span text:style-name="T49">↔</text:span><text:span text:style-name="T91"> 規則</text:span>。</text:p>
                                  <text:list>
                                    <text:list-item>
                                      <text:p text:style-name="P246"><text:span text:style-name="T55">（</text:span><text:span text:style-name="T91">微觀</text:span><text:span text:style-name="T52">尺度</text:span><text:span text:style-name="T55">的）</text:span><text:span text:style-name="T91">物理定律 </text:span><text:span text:style-name="T49">↔</text:span><text:span text:style-name="T55"> 規則</text:span><text:span text:style-name="T52">、(</text:span><text:span text:style-name="T24">規則</text:span><text:span text:style-name="T56">1</text:span><text:span text:style-name="T52">)</text:span>。</text:p>
                                    </text:list-item>
                                    <text:list-item>
                                      <text:p text:style-name="P246"><text:span text:style-name="T55">（</text:span><text:span text:style-name="T24">古典</text:span><text:span text:style-name="T52">尺度</text:span><text:span text:style-name="T55">的）</text:span><text:span text:style-name="T91">物理定律 </text:span><text:span text:style-name="T49">↔</text:span><text:span text:style-name="T91"> 繼承</text:span><text:span text:style-name="T55">某一特定</text:span><text:span text:style-name="T91">規則的規則、</text:span><text:span text:style-name="T52">(</text:span><text:span text:style-name="T24">規則</text:span><text:span text:style-name="T72">2,</text:span><text:span text:style-name="T70">規則</text:span><text:span text:style-name="T57">1</text:span><text:span text:style-name="T52">)</text:span>。</text:p>
                                      <text:list>
                                        <text:list-item>
                                          <text:p text:style-name="P205"><text:span text:style-name="T91">繼承某一特定規則的規則 不是 規則的規則</text:span>。</text:p>
                                          <text:list>
                                            <text:list-item>
                                              <text:p text:style-name="P239">（規則的規則 的 相關描述在 下面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05"><text:span text:style-name="T91">繼承某一特定規則的規則 是，規則</text:span><text:span text:style-name="T24"> extend </text:span><text:span text:style-name="T91">某一特定規則</text:span>。</text:p>
                                          <text:list>
                                            <text:list-item>
                                              <text:p text:style-name="P206"><text:span text:style-name="T26">extend</text:span><text:span text:style-name="T13"> </text:span>是<text:span text:style-name="T14">（</text:span><text:span text:style-name="T26">C++、</text:span>程式語言 的<text:span text:style-name="T14">）</text:span><text:span text:style-name="T26">extend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7">明顯例子。</text:p>
                                      <text:list>
                                        <text:list-item>
                                          <text:p text:style-name="P208"><text:span text:style-name="T24">(規則</text:span><text:span text:style-name="T74">1</text:span><text:span text:style-name="T24">)</text:span><text:span text:style-name="T39"> </text:span><text:span text:style-name="T42">↔</text:span><text:span text:style-name="T39"> 使用黑棋和白棋、棋子</text:span>要下在網格線的交叉點上面。</text:p>
                                        </text:list-item>
                                        <text:list-item>
                                          <text:p text:style-name="P209"><text:span text:style-name="T24">(規則</text:span><text:span text:style-name="T70">2</text:span><text:span text:style-name="T72">,</text:span><text:span text:style-name="T70">規則</text:span><text:span text:style-name="T71">1</text:span><text:span text:style-name="T24">) </text:span><text:span text:style-name="T42">↔</text:span><text:span text:style-name="T24"> 圍棋、五子棋、黑白棋 的 規則。</text:span></text:p>
                                          <text:list>
                                            <text:list-item>
                                              <text:p text:style-name="P209"><text:span text:style-name="T24">明顯例子，(規則</text:span><text:span text:style-name="T70">2</text:span><text:span text:style-name="T72">,</text:span><text:span text:style-name="T70">規則</text:span><text:span text:style-name="T71">1</text:span><text:span text:style-name="T24">) </text:span><text:span text:style-name="T42">↔</text:span><text:span text:style-name="T24">（圍棋）圍吃、</text:span><text:span text:style-name="T25">佔地最多的玩家勝利</text:span><text:span text:style-name="T2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0">明顯例子，假定，第一個個體、第二個個體 進行 圍棋遊戲。</text:p>
                                          <text:list>
                                            <text:list-item>
                                              <text:p text:style-name="P210">圍棋規則<text:span text:style-name="T39"> </text:span><text:span text:style-name="T42">↔</text:span><text:span text:style-name="T39"> 潛能</text:span>。</text:p>
                                            </text:list-item>
                                            <text:list-item>
                                              <text:p text:style-name="P211"><text:span text:style-name="T39">進行（圍棋遊戲）、遵循（圍棋規則）</text:span><text:span text:style-name="T42">↔</text:span><text:span text:style-name="T39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2">明顯例子，假定，第一個個體、第二個個體 沒有進行 圍棋遊戲。</text:p>
                                          <text:list>
                                            <text:list-item>
                                              <text:p text:style-name="P212">圍棋規則<text:span text:style-name="T39"> </text:span><text:span text:style-name="T42">↔</text:span><text:span text:style-name="T39"> 潛能</text:span>。</text:p>
                                            </text:list-item>
                                            <text:list-item>
                                              <text:p text:style-name="P212"><text:span text:style-name="T39">沒有進行（圍棋遊戲）</text:span><text:span text:style-name="T42">↔</text:span><text:span text:style-name="T39"> 沒有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3">明顯例子，假定，第一個個體、第二個個體 進行 彈性碰撞。</text:p>
                                          <text:list>
                                            <text:list-item>
                                              <text:p text:style-name="P214"><text:span text:style-name="T39">動能守恆 </text:span><text:span text:style-name="T42">↔</text:span><text:span text:style-name="T39"> 潛能</text:span>。</text:p>
                                            </text:list-item>
                                            <text:list-item>
                                              <text:p text:style-name="P215"><text:span text:style-name="T39">進行（彈性</text:span>碰撞<text:span text:style-name="T39">）、遵循（動能守恆）</text:span><text:span text:style-name="T42">↔</text:span><text:span text:style-name="T39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5">明顯例子，假定，第一個個體、第二個個體 進行 電鍍反應。</text:p>
                                          <text:list>
                                            <text:list-item>
                                              <text:p text:style-name="P215"><text:span text:style-name="T39">異性相吸 </text:span><text:span text:style-name="T42">↔</text:span><text:span text:style-name="T39"> 潛能</text:span>。</text:p>
                                            </text:list-item>
                                            <text:list-item>
                                              <text:p text:style-name="P216"><text:span text:style-name="T39">進行（</text:span>電鍍反應<text:span text:style-name="T39">）、遵循（異性相吸）</text:span><text:span text:style-name="T42">↔</text:span><text:span text:style-name="T39"> 實現（潛能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7">明顯例子，<text:span text:style-name="T91">物理定律 </text:span><text:span text:style-name="T49">↔</text:span><text:span text:style-name="T91">（程式語言的）類別</text:span>。</text:p>
                                  <text:list>
                                    <text:list-item>
                                      <text:p text:style-name="P218"><text:span text:style-name="T91">（微觀</text:span><text:span text:style-name="T24">尺度</text:span><text:span text:style-name="T91">的）物理定律 </text:span><text:span text:style-name="T49">↔</text:span><text:span text:style-name="T91"> 類別、</text:span><text:span text:style-name="T24">(類別</text:span><text:span text:style-name="T74">1</text:span><text:span text:style-name="T24">)</text:span>。</text:p>
                                    </text:list-item>
                                    <text:list-item>
                                      <text:p text:style-name="P209"><text:span text:style-name="T91">（</text:span><text:span text:style-name="T24">古典尺度</text:span><text:span text:style-name="T91">的）物理定律 </text:span><text:span text:style-name="T49">↔</text:span><text:span text:style-name="T91"> 繼承某一特定類別的類別、</text:span><text:span text:style-name="T24">(類別</text:span><text:span text:style-name="T75">2</text:span><text:span text:style-name="T72">,</text:span><text:span text:style-name="T70">類別</text:span><text:span text:style-name="T71">1</text:span><text:span text:style-name="T24">)</text:span>。</text:p>
                                      <text:list>
                                        <text:list-item>
                                          <text:p text:style-name="P219">繼承 是<text:span text:style-name="T14">（</text:span><text:span text:style-name="T26">C++、</text:span>程式語言 的<text:span text:style-name="T14">）</text:span><text:span text:style-name="T26">extend</text:span>。<text:span text:style-name="T86">{繼承 有機率是 單一繼承、多重繼承}</text:span></text:p>
                                        </text:list-item>
                                        <text:list-item>
                                          <text:p text:style-name="P220">類別 是（<text:span text:style-name="T26">C++、</text:span>程式語言 的）<text:span text:style-name="T40">class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9">明顯例子。</text:p>
                                      <text:list>
                                        <text:list-item>
                                          <text:p text:style-name="P221"><text:span text:style-name="T24">(類別</text:span><text:span text:style-name="T74">1</text:span><text:span text:style-name="T24">) </text:span><text:span text:style-name="T42">↔</text:span><text:span text:style-name="T24"> 動物</text:span>。</text:p>
                                        </text:list-item>
                                        <text:list-item>
                                          <text:p text:style-name="P209"><text:span text:style-name="T24">(類別</text:span><text:span text:style-name="T75">2</text:span><text:span text:style-name="T72">,</text:span><text:span text:style-name="T70">類別</text:span><text:span text:style-name="T71">1</text:span><text:span text:style-name="T24">) </text:span><text:span text:style-name="T42">↔</text:span><text:span text:style-name="T24"> 鳥類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1">規則的規則。</text:p>
                                  <text:list>
                                    <text:list-item>
                                      <text:p text:style-name="P247"><text:span text:style-name="T92">規則的規則 是 </text:span><text:span text:style-name="T27">(規則)</text:span><text:span text:style-name="T5">2</text:span>。</text:p>
                                      <text:list>
                                        <text:list-item>
                                          <text:p text:style-name="P222"><text:span text:style-name="T92">規則的規則 是 讓 規則 能夠成立的 規則</text:span>。</text:p>
                                        </text:list-item>
                                        <text:list-item>
                                          <text:p text:style-name="P222"><text:span text:style-name="T92">某一特定規則的規則 是 讓 該規則 能夠成立的 規則</text:span>。</text:p>
                                        </text:list-item>
                                        <text:list-item>
                                          <text:p text:style-name="P223"><text:span text:style-name="T92">（某一特定規則 的）規則 是（讓 該規則 能夠成立的）規則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4">明顯例子。</text:p>
                                      <text:list>
                                        <text:list-item>
                                          <text:p text:style-name="P224"><text:span text:style-name="T27">規則</text:span><text:span text:style-name="T39"> </text:span><text:span text:style-name="T42">↔</text:span><text:span text:style-name="T39"> 圍棋規則</text:span>。</text:p>
                                        </text:list-item>
                                        <text:list-item>
                                          <text:p text:style-name="P225"><text:span text:style-name="T27">(規則)</text:span><text:span text:style-name="T5">2</text:span><text:span text:style-name="T39"> </text:span><text:span text:style-name="T42">↔</text:span><text:span text:style-name="T39"> (分類在 光學、生物學、經驗法則 的)物理定律</text:span>。</text:p>
                                          <text:list>
                                            <text:list-item>
                                              <text:p text:style-name="P226">光學 的 明顯例子，（假想）白光、黑光。<text:span text:style-name="T86">{能夠分辨 白棋、黑棋}</text:span></text:p>
                                            </text:list-item>
                                            <text:list-item>
                                              <text:p text:style-name="P227"><text:span text:style-name="T39">生物學</text:span> 的 明顯例子，棋手。<text:span text:style-name="T87">{能夠進行 圍棋遊戲}</text:span></text:p>
                                            </text:list-item>
                                            <text:list-item>
                                              <text:p text:style-name="P226">經驗法則 的 明顯<text:span text:style-name="T14">例子，</text:span><text:span text:style-name="T28">2維空間（以上</text:span><text:span text:style-name="T93">）。</text:span><text:span text:style-name="T87">{能夠擺放 棋子}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6">明顯例子。</text:p>
                                      <text:list>
                                        <text:list-item>
                                          <text:p text:style-name="P226"><text:span text:style-name="T27">規則</text:span><text:span text:style-name="T39"> </text:span><text:span text:style-name="T42">↔</text:span><text:span text:style-name="T39"> 籃球規則</text:span>。</text:p>
                                        </text:list-item>
                                        <text:list-item>
                                          <text:p text:style-name="P228"><text:span text:style-name="T27">(規則)</text:span><text:span text:style-name="T5">2</text:span><text:span text:style-name="T39"> </text:span><text:span text:style-name="T42">↔</text:span><text:span text:style-name="T39">（萬有引力、彈性碰撞、作用力與反作用力 的）物理定律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8">明顯例子。</text:p>
                                      <text:list>
                                        <text:list-item>
                                          <text:p text:style-name="P228">假定，第一個規則 是 第二個規則的 規則。</text:p>
                                          <text:list>
                                            <text:list-item>
                                              <text:p text:style-name="P228">第二個規則 是 <text:span text:style-name="T24">(規則)</text:span><text:span text:style-name="T7">2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一個規則 成立。</text:p>
                                          <text:list>
                                            <text:list-item>
                                              <text:p text:style-name="P228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一個規則 不成立。</text:p>
                                          <text:list>
                                            <text:list-item>
                                              <text:p text:style-name="P228">第二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8">明顯例子。</text:p>
                                      <text:list>
                                        <text:list-item>
                                          <text:p text:style-name="P228">假定，第一個規則 是 第二個規則的 規則。</text:p>
                                          <text:list>
                                            <text:list-item>
                                              <text:p text:style-name="P228">第二個規則 是 <text:span text:style-name="T24">(規則</text:span><text:span text:style-name="T7">2,</text:span><text:span text:style-name="T4">規則</text:span><text:span text:style-name="T6">1</text:span><text:span text:style-name="T24">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三個規則 繼承 第二個規則。</text:p>
                                          <text:list>
                                            <text:list-item>
                                              <text:p text:style-name="P228">第三個規則 是 <text:span text:style-name="T24">(規則</text:span><text:span text:style-name="T70">3</text:span><text:span text:style-name="T24">(→</text:span><text:span text:style-name="T29">規則</text:span><text:span text:style-name="T12">2</text:span><text:span text:style-name="T8">,</text:span><text:span text:style-name="T4">規則</text:span><text:span text:style-name="T6">1</text:span><text:span text:style-name="T24">)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一個規則 成立。</text:p>
                                          <text:list>
                                            <text:list-item>
                                              <text:p text:style-name="P228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一個規則、第二個規則 成立。</text:p>
                                          <text:list>
                                            <text:list-item>
                                              <text:p text:style-name="P228">第三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一個規則 不成立。</text:p>
                                          <text:list>
                                            <text:list-item>
                                              <text:p text:style-name="P228">第二個規則、第三個規則 不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8">假定，第二個規則不成立。</text:p>
                                          <text:list>
                                            <text:list-item>
                                              <text:p text:style-name="P228">第三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2">明顯例子，某一特定個體 有機率 <text:span text:style-name="T38">記錄、好奇、探索 </text:span>人類。</text:p>
                      <text:list>
                        <text:list-item>
                          <text:p text:style-name="P162">該個體 有機率，從 人類 <text:span text:style-name="T38">記錄、好奇、探索</text:span> 細胞。</text:p>
                        </text:list-item>
                        <text:list-item>
                          <text:p text:style-name="P162">該個體 有機率，從 細胞 <text:span text:style-name="T38">記錄、好奇、探索</text:span> 碳。</text:p>
                        </text:list-item>
                        <text:list-item>
                          <text:p text:style-name="P162">該個體 有機率，從 碳 <text:span text:style-name="T38">記錄、好奇、探索</text:span> 電子。</text:p>
                          <text:list>
                            <text:list-item>
                              <text:p text:style-name="P163">該個體 有機率，從 碳<text:span text:style-name="T91">（</text:span>的 電子<text:span text:style-name="T38">、</text:span>內在物質<text:span text:style-name="T91">）</text:span><text:span text:style-name="T38">記錄、好奇、探索</text:span> 電子。</text:p>
                            </text:list-item>
                            <text:list-item>
                              <text:p text:style-name="P164">該個體 有機率，從 碳的 內在物質<text:span text:style-name="T38">、</text:span>內部機制 <text:span text:style-name="T38">記錄、好奇、探索</text:span> 電子。</text:p>
                              <text:list>
                                <text:list-item>
                                  <text:p text:style-name="P229"><text:span text:style-name="T61">碳 </text:span><text:span text:style-name="T49">↔</text:span><text:span text:style-name="T91">（古典尺度的）物理定律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5">明顯例子，其他宇宙胞 有機率有，本宇宙胞 沒有的 定律、機制、現象、本質、存在、變化。</text:p>
                </text:list-item>
                <text:list-item>
                  <text:p text:style-name="P166">明顯例子，宗疊世界 有機率有，本世界 沒有的 定律、機制、現象、本質、存在、變化。</text:p>
                </text:list-item>
                <text:list-item>
                  <text:p text:style-name="P167">假定，該個體 跳出舊的、進入新的、保持擁有 觀念、概念、框框、侷限、投影世界觀。</text:p>
                  <text:list>
                    <text:list-item>
                      <text:p text:style-name="P245"><text:span text:style-name="T50">假定，該個體 實驗、</text:span>驗證<text:span text:style-name="T50"> 該觀念、該概念、該框框、該侷限、該投影</text:span>世界<text:span text:style-name="T50">觀</text:span>。</text:p>
                      <text:list>
                        <text:list-item>
                          <text:p text:style-name="P168">該個體 有機率會發現 全新的 物理定律、化學反應、萬物法則。</text:p>
                        </text:list-item>
                        <text:list-item>
                          <text:p text:style-name="P168">明顯例子，大膽假設、小心求證。</text:p>
                        </text:list-item>
                      </text:list>
                    </text:list-item>
                    <text:list-item>
                      <text:p text:style-name="P168">提升 投影世界觀 <text:span text:style-name="T48">↔</text:span><text:span text:style-name="T90"> 內捲</text:span>。</text:p>
                    </text:list-item>
                    <text:list-item>
                      <text:p text:style-name="P169">昇華 投影世界觀 <text:span text:style-name="T48">↔</text:span><text:span text:style-name="T90"> 反內捲</text:span>。</text:p>
                      <text:list>
                        <text:list-item>
                          <text:p text:style-name="P230">提升、昇華 都 很重要。</text:p>
                          <text:list>
                            <text:list-item>
                              <text:p text:style-name="P230">明顯例子，液態水。</text:p>
                              <text:list>
                                <text:list-item>
                                  <text:p text:style-name="P230">加熱 液態水，動能 提升，<text:span text:style-name="T14">(逐漸)</text:span>變成 溫度更高的、平均動能更高的 液態水。</text:p>
                                </text:list-item>
                                <text:list-item>
                                  <text:p text:style-name="P231">加熱 液態水，相態 昇華，<text:span text:style-name="T14">(逐漸)</text:span>變成 氣態水。</text:p>
                                </text:list-item>
                                <text:list-item>
                                  <text:p text:style-name="P232">液態水的 動能 提升到 某一特定 閥值、臨界值。</text:p>
                                  <text:list>
                                    <text:list-item>
                                      <text:p text:style-name="P232">液態水的 相態 昇華成 氣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明顯例子，古希臘 受限於、被限制在 土水火風、地球不動 的 觀念、概念、框框 當中。</text:p>
                      <text:list>
                        <text:list-item>
                          <text:p text:style-name="P167">歐洲、牛頓、哥白尼 跳出 該觀念、該概念、該框框、該侷限、該投影世界觀。</text:p>
                        </text:list-item>
                        <text:list-item>
                          <text:p text:style-name="P170">愛因斯坦 跳出 牛頓、古典力學 的 觀念、概念、框框、侷限、投影世界觀。</text:p>
                        </text:list-item>
                      </text:list>
                    </text:list-item>
                    <text:list-item>
                      <text:p text:style-name="P167">不是、不能 任意、隨意 跳出舊的 投影世界觀。</text:p>
                      <text:list>
                        <text:list-item>
                          <text:p text:style-name="P167">原因很明顯，有機率 斷鏈、跳出更正確的投影世界觀、擁有更錯誤的投影世界觀。</text:p>
                          <text:list>
                            <text:list-item>
                              <text:p text:style-name="P167">更正確的投影世界觀 是 更近似、更契合（當下的）真實世界的 投影世界觀。</text:p>
                            </text:list-item>
                          </text:list>
                        </text:list-item>
                        <text:list-item>
                          <text:p text:style-name="P171">跳出舊的 投影世界觀 的 明顯例子，進化論、破四舊、焚書坑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明顯例子。</text:p>
              <text:list>
                <text:list-item>
                  <text:p text:style-name="P174">某一特定個體的 存在 越微觀。</text:p>
                  <text:list>
                    <text:list-item>
                      <text:p text:style-name="P173">該個體的（整體、整個）變化 越受到 萬物法則 影響。</text:p>
                    </text:list-item>
                    <text:list-item>
                      <text:p text:style-name="P179">該個體的（整體、整個）變化 受到 越多的 萬物法則 影響。</text:p>
                    </text:list-item>
                  </text:list>
                </text:list-item>
                <text:list-item>
                  <text:p text:style-name="P175">某一特定個體的 存在 越宏觀。</text:p>
                  <text:list>
                    <text:list-item>
                      <text:p text:style-name="P179">該個體的（整體、整個）變化 越不受到 萬物法則 影響。</text:p>
                    </text:list-item>
                    <text:list-item>
                      <text:p text:style-name="P178">該個體的（整體、整個）變化 受到 越少的 萬物法則 影響。</text:p>
                    </text:list-item>
                  </text:list>
                </text:list-item>
                <text:list-item>
                  <text:p text:style-name="P177">明顯例子，質子、鳥類。</text:p>
                  <text:list>
                    <text:list-item>
                      <text:p text:style-name="P177">質子的 移動、運動、變化 極端容易受到 強力、弱力、引力、電磁力 影響。</text:p>
                    </text:list-item>
                    <text:list-item>
                      <text:p text:style-name="P172">鳥類的 飛行、運動、變化 容易受到 引力、電磁力 影響，不容易受到 強力、弱力 影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02:58:59.049000000</dc:date>
    <meta:editing-duration>P25DT8H36M35S</meta:editing-duration>
    <meta:editing-cycles>19521</meta:editing-cycles>
    <meta:document-statistic meta:table-count="0" meta:image-count="0" meta:object-count="0" meta:page-count="1" meta:paragraph-count="466" meta:word-count="11651" meta:character-count="13570" meta:non-whitespace-character-count="12240"/>
  </office:meta>
</office:document-meta>
</file>